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618in" table:align="left"/>
    </style:style>
    <style:style style:name="Table2.A" style:family="table-column">
      <style:table-column-properties style:column-width="1.1153in"/>
    </style:style>
    <style:style style:name="Table2.B" style:family="table-column">
      <style:table-column-properties style:column-width="0.6722in"/>
    </style:style>
    <style:style style:name="Table2.C" style:family="table-column">
      <style:table-column-properties style:column-width="0.8854in"/>
    </style:style>
    <style:style style:name="Table2.D" style:family="table-column">
      <style:table-column-properties style:column-width="1.6083in"/>
    </style:style>
    <style:style style:name="Table2.E" style:family="table-column">
      <style:table-column-properties style:column-width="0.9188in"/>
    </style:style>
    <style:style style:name="Table2.F" style:family="table-column">
      <style:table-column-properties style:column-width="1.7618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3.2354in"/>
    </style:style>
    <style:style style:name="Table3.B" style:family="table-column">
      <style:table-column-properties style:column-width="1.0618in"/>
    </style:style>
    <style:style style:name="Table3.C" style:family="table-column">
      <style:table-column-properties style:column-width="2.3958in"/>
    </style:style>
    <style:style style:name="Table3.A1" style:family="table-cell">
      <style:table-cell-properties style:vertical-align="middle" fo:padding="0.0194in" fo:border="none"/>
    </style:style>
    <style:style style:name="P1" style:family="paragraph" style:parent-style-name="Standard">
      <style:text-properties style:font-name="Ubuntu" officeooo:rsid="0042eedd" officeooo:paragraph-rsid="0042eedd"/>
    </style:style>
    <style:style style:name="P2" style:family="paragraph" style:parent-style-name="Standard">
      <style:paragraph-properties>
        <style:tab-stops>
          <style:tab-stop style:position="0in"/>
        </style:tab-stops>
      </style:paragraph-properties>
      <style:text-properties style:font-name="Ubuntu" officeooo:rsid="0042eedd" officeooo:paragraph-rsid="0042eedd"/>
    </style:style>
    <style:style style:name="P3" style:family="paragraph" style:parent-style-name="Standard">
      <style:text-properties officeooo:rsid="0042eedd" officeooo:paragraph-rsid="0042eedd"/>
    </style:style>
    <style:style style:name="P4" style:family="paragraph" style:parent-style-name="Standard">
      <style:text-properties officeooo:rsid="0042eedd" officeooo:paragraph-rsid="014b9ab5"/>
    </style:style>
    <style:style style:name="P5" style:family="paragraph" style:parent-style-name="Standard">
      <style:text-properties officeooo:rsid="0042eedd" officeooo:paragraph-rsid="01814140"/>
    </style:style>
    <style:style style:name="P6" style:family="paragraph" style:parent-style-name="Standard">
      <style:text-properties fo:font-style="italic" officeooo:rsid="0042eedd" officeooo:paragraph-rsid="0042eedd" style:font-style-asian="italic" style:font-style-complex="italic"/>
    </style:style>
    <style:style style:name="P7" style:family="paragraph" style:parent-style-name="Standard">
      <style:text-properties fo:font-style="italic" style:text-underline-style="none" officeooo:rsid="0042eedd" officeooo:paragraph-rsid="0042eedd" style:font-style-asian="italic" style:font-style-complex="italic"/>
    </style:style>
    <style:style style:name="P8" style:family="paragraph" style:parent-style-name="Standard">
      <style:text-properties style:font-name="Liberation Serif" officeooo:rsid="0042eedd" officeooo:paragraph-rsid="0042eedd"/>
    </style:style>
    <style:style style:name="P9" style:family="paragraph" style:parent-style-name="Table_20_Contents">
      <style:text-properties fo:font-size="2pt" style:font-size-asian="2pt" style:font-size-complex="2pt"/>
    </style:style>
    <style:style style:name="P10" style:family="paragraph" style:parent-style-name="Standard">
      <style:paragraph-properties style:writing-mode="lr-tb"/>
      <style:text-properties officeooo:rsid="0042eedd" officeooo:paragraph-rsid="0042eedd"/>
    </style:style>
    <style:style style:name="P11" style:family="paragraph" style:parent-style-name="Standard" style:list-style-name="L1">
      <style:text-properties officeooo:rsid="0042eedd" officeooo:paragraph-rsid="01814140"/>
    </style:style>
    <style:style style:name="P12" style:family="paragraph" style:parent-style-name="Standard" style:list-style-name="L2">
      <style:text-properties officeooo:rsid="0042eedd" officeooo:paragraph-rsid="0042eedd"/>
    </style:style>
    <style:style style:name="P13" style:family="paragraph" style:parent-style-name="Standard" style:list-style-name="L3">
      <style:text-properties officeooo:rsid="0042eedd" officeooo:paragraph-rsid="0042eedd"/>
    </style:style>
    <style:style style:name="P14" style:family="paragraph" style:parent-style-name="Standard" style:list-style-name="L4">
      <style:text-properties officeooo:rsid="0042eedd" officeooo:paragraph-rsid="0042eedd"/>
    </style:style>
    <style:style style:name="P15" style:family="paragraph" style:parent-style-name="Standard" style:list-style-name="L5">
      <style:text-properties officeooo:rsid="0042eedd" officeooo:paragraph-rsid="0042eedd"/>
    </style:style>
    <style:style style:name="P16" style:family="paragraph" style:parent-style-name="Standard" style:list-style-name="L6">
      <style:text-properties officeooo:rsid="0042eedd" officeooo:paragraph-rsid="0042eedd"/>
    </style:style>
    <style:style style:name="P17" style:family="paragraph" style:parent-style-name="Standard" style:list-style-name="L7">
      <style:text-properties officeooo:rsid="0042eedd" officeooo:paragraph-rsid="0042eedd"/>
    </style:style>
    <style:style style:name="P18" style:family="paragraph" style:parent-style-name="Standard" style:list-style-name="L8">
      <style:text-properties officeooo:rsid="0042eedd" officeooo:paragraph-rsid="0042eedd"/>
    </style:style>
    <style:style style:name="P19" style:family="paragraph" style:parent-style-name="Standard" style:list-style-name="L9">
      <style:text-properties officeooo:rsid="0042eedd" officeooo:paragraph-rsid="0042eedd"/>
    </style:style>
    <style:style style:name="P20" style:family="paragraph" style:parent-style-name="Standard" style:list-style-name="L10">
      <style:text-properties officeooo:rsid="0042eedd" officeooo:paragraph-rsid="0042eedd"/>
    </style:style>
    <style:style style:name="P21" style:family="paragraph" style:parent-style-name="Standard" style:list-style-name="L11">
      <style:text-properties officeooo:rsid="0042eedd" officeooo:paragraph-rsid="0042eedd"/>
    </style:style>
    <style:style style:name="P22" style:family="paragraph" style:parent-style-name="Standard" style:list-style-name="L12">
      <style:text-properties officeooo:rsid="0042eedd" officeooo:paragraph-rsid="0042eedd"/>
    </style:style>
    <style:style style:name="P23" style:family="paragraph" style:parent-style-name="Standard">
      <style:text-properties officeooo:rsid="0042eedd" officeooo:paragraph-rsid="0042eedd"/>
    </style:style>
    <style:style style:name="P24" style:family="paragraph" style:parent-style-name="Heading_20_3">
      <style:text-properties officeooo:paragraph-rsid="01b51be2"/>
    </style:style>
    <style:style style:name="T1" style:family="text">
      <style:text-properties officeooo:rsid="014a2aed"/>
    </style:style>
    <style:style style:name="T2" style:family="text">
      <style:text-properties officeooo:rsid="017f8ed7"/>
    </style:style>
    <style:style style:name="T3" style:family="text">
      <style:text-properties officeooo:rsid="0182031a"/>
    </style:style>
    <style:style style:name="T4" style:family="text">
      <style:text-properties officeooo:rsid="01839e1d"/>
    </style:style>
    <style:style style:name="T5" style:family="text">
      <style:text-properties officeooo:rsid="018432e9"/>
    </style:style>
    <style:style style:name="T6" style:family="text">
      <style:text-properties officeooo:rsid="0184acf8"/>
    </style:style>
    <style:style style:name="T7" style:family="text">
      <style:text-properties officeooo:rsid="01876f71"/>
    </style:style>
    <style:style style:name="T8" style:family="text">
      <style:text-properties officeooo:rsid="018b2c3f"/>
    </style:style>
    <style:style style:name="T9" style:family="text">
      <style:text-properties officeooo:rsid="018cd61b"/>
    </style:style>
    <style:style style:name="T10" style:family="text">
      <style:text-properties officeooo:rsid="018e561a"/>
    </style:style>
    <style:style style:name="T11" style:family="text">
      <style:text-properties officeooo:rsid="019ed953"/>
    </style:style>
    <style:style style:name="T12" style:family="text">
      <style:text-properties officeooo:rsid="01af6518"/>
    </style:style>
    <style:style style:name="T13" style:family="text">
      <style:text-properties officeooo:rsid="01b310c1"/>
    </style:style>
    <style:style style:name="T14" style:family="text">
      <style:text-properties officeooo:rsid="01b74a86"/>
    </style:style>
    <style:style style:name="T15" style:family="text">
      <style:text-properties officeooo:rsid="01b80f0f"/>
    </style:style>
    <style:style style:name="T16" style:family="text">
      <style:text-properties officeooo:rsid="01bc6ee5"/>
    </style:style>
    <style:style style:name="T17" style:family="text">
      <style:text-properties officeooo:rsid="01bec7e9"/>
    </style:style>
    <style:style style:name="T18" style:family="text">
      <style:text-properties officeooo:rsid="01c37dc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8">3. </text:span>Область видимости и <text:line-break/>другие типы переменных в C++</text:h>
      <text:p text:style-name="P3"/>
      <text:h text:style-name="Heading_20_2" text:outline-level="2">Локальные переменные, область видимости и продолжительность жизни</text:h>
      <text:p text:style-name="P3"/>
      <text:h text:style-name="Heading_20_3" text:outline-level="3">Область видимости и продолжительность жизни</text:h>
      <text:p text:style-name="P3"/>
      <text:p text:style-name="P3">Например, рассмотрим следующую программу:</text:p>
      <text:p text:style-name="P3"/>
      <text:p text:style-name="P1">#include &lt;iostream&gt;</text:p>
      <text:p text:style-name="P1"><text:s/></text:p>
      <text:p text:style-name="P1">int main()</text:p>
      <text:p text:style-name="P1">{</text:p>
      <text:p text:style-name="P1"><text:s text:c="4"/>int x(4); // переменная x создается и инициализируется здесь </text:p>
      <text:p text:style-name="P1"><text:s text:c="4"/>double y(5.0); // переменная y создается и инициализируется здесь</text:p>
      <text:p text:style-name="P1"><text:s/></text:p>
      <text:p text:style-name="P1"><text:s text:c="4"/>return 0;</text:p>
      <text:p text:style-name="P1"><text:s/></text:p>
      <text:p text:style-name="P1">} // x и y выходят из области видимости и уничтожаются здесь</text:p>
      <text:p text:style-name="P3"/>
      <text:p text:style-name="P3">Поскольку переменные x и y определены внутри блока, который является главной функцией, то они обе уничтожаются, когда main() завершает свое выполнение. </text:p>
      <text:p text:style-name="P3">Переменные, определенные внутри вложенных блоков, уничтожаются, как только заканчивается вложенный блок:</text:p>
      <text:p text:style-name="P3"/>
      <text:p text:style-name="P1">#include &lt;iostream&gt;</text:p>
      <text:p text:style-name="P1"><text:s/></text:p>
      <text:p text:style-name="P1">int main() // внешний блок</text:p>
      <text:p text:style-name="P1">{</text:p>
      <text:p text:style-name="P1"><text:s text:c="4"/>int m(4); // переменная m создается и инициализируется здесь </text:p>
      <text:p text:style-name="P1"><text:s/></text:p>
      <text:p text:style-name="P1"><text:s text:c="4"/>{ // начало вложенного блока </text:p>
      <text:p text:style-name="P1"><text:s text:c="8"/>double k(5.0); // переменная k создается и инициализируется здесь</text:p>
      <text:p text:style-name="P1"><text:s text:c="4"/>} // k выходит из области видимости и уничтожается здесь </text:p>
      <text:p text:style-name="P1"><text:s/></text:p>
      <text:p text:style-name="P1"><text:s text:c="4"/>// Переменная k не может быть использована здесь, так как она уже уничтожена!</text:p>
      <text:p text:style-name="P1"><text:s/></text:p>
      <text:p text:style-name="P1"><text:s text:c="4"/>return 0;</text:p>
      <text:p text:style-name="P1">} // переменная m выходит из области видимости и уничтожается здесь</text:p>
      <text:p text:style-name="P3"/>
      <text:p text:style-name="P3">Такие переменные можно использовать только внутри блоков, в которых они определены. Поскольку каждая функция имеет свой собственный блок, то переменные из одной функции никак не соприкасаются и не влияют на переменные из другой функции:</text:p>
      <text:p text:style-name="P3"/>
      <text:p text:style-name="P1">#include &lt;iostream&gt;</text:p>
      <text:p text:style-name="P1"><text:s/></text:p>
      <text:p text:style-name="P1"><text:soft-page-break/>void someFunction()</text:p>
      <text:p text:style-name="P1">{</text:p>
      <text:p text:style-name="P1"><text:s text:c="4"/>int value(5); // value определяется здесь</text:p>
      <text:p text:style-name="P1"><text:s/></text:p>
      <text:p text:style-name="P1"><text:s text:c="4"/>// value можно использовать здесь </text:p>
      <text:p text:style-name="P1"><text:s/></text:p>
      <text:p text:style-name="P1">} // value выходит из области видимости и уничтожается здесь </text:p>
      <text:p text:style-name="P1"><text:s/></text:p>
      <text:p text:style-name="P1">int main()</text:p>
      <text:p text:style-name="P1">{</text:p>
      <text:p text:style-name="P1"><text:s text:c="4"/>// value нельзя использовать внутри этой функции </text:p>
      <text:p text:style-name="P1"><text:s/></text:p>
      <text:p text:style-name="P1"><text:s text:c="4"/>someFunction();</text:p>
      <text:p text:style-name="P1"><text:s/></text:p>
      <text:p text:style-name="P1"><text:s text:c="4"/>// value здесь также нельзя использовать</text:p>
      <text:p text:style-name="P1"><text:s/></text:p>
      <text:p text:style-name="P1"><text:s text:c="4"/>return 0;</text:p>
      <text:p text:style-name="P1">}</text:p>
      <text:p text:style-name="P3"/>
      <text:p text:style-name="P3">В разных функциях могут находиться переменные или параметры с одинаковыми именами. Это хорошо, потому что не нужно беспокоиться о возможности возникновения конфликтов имен между двумя независимыми функциями. В примере, приведенном ниже, в обеих функциях есть переменные x и y. Они даже не подозревают о существовании друг друга:</text:p>
      <text:p text:style-name="P3"/>
      <text:p text:style-name="P1">#include &lt;iostream&gt;</text:p>
      <text:p text:style-name="P1"><text:s/></text:p>
      <text:p text:style-name="P1">// Параметр x можно использовать только внутри функции add() </text:p>
      <text:p text:style-name="P1">int add(int x, int y) // параметр x функции add() создается здесь</text:p>
      <text:p text:style-name="P1">{</text:p>
      <text:p text:style-name="P1"><text:s text:c="4"/>return x + y;</text:p>
      <text:p text:style-name="P1">} // параметр x функции add() уничтожается здесь</text:p>
      <text:p text:style-name="P1"><text:s/></text:p>
      <text:p text:style-name="P1">// Переменную x функции main() можно использовать только внутри функции main() </text:p>
      <text:p text:style-name="P1">int main()</text:p>
      <text:p text:style-name="P1">{</text:p>
      <text:p text:style-name="P1"><text:s text:c="4"/>int x = 5; // переменная x функции main() создается здесь</text:p>
      <text:p text:style-name="P1"><text:s text:c="4"/>int y = 6;</text:p>
      <text:p text:style-name="P1"><text:s text:c="4"/>std::cout &lt;&lt; add(x, y) &lt;&lt; std::endl; // значение x функции main() копируется в переменную x функции add()</text:p>
      <text:p text:style-name="P1"><text:s text:c="4"/>return 0;</text:p>
      <text:p text:style-name="P1">} // переменная x функции main() уничтожается здесь</text:p>
      <text:p text:style-name="P3"/>
      <text:p text:style-name="P3">Вложенные блоки считаются частью внешнего блока, в котором они определены. Следовательно, переменные, определенные во внешнем блоке, могут быть видны и внутри вложенного блока:</text:p>
      <text:p text:style-name="P3"/>
      <text:p text:style-name="P1">#include &lt;iostream&gt;</text:p>
      <text:p text:style-name="P1"><text:s/></text:p>
      <text:p text:style-name="P1">int main()</text:p>
      <text:p text:style-name="P1">{ // начало внешнего блока </text:p>
      <text:p text:style-name="P1"><text:s/></text:p>
      <text:p text:style-name="P1"><text:soft-page-break/><text:s text:c="4"/>int x(5);</text:p>
      <text:p text:style-name="P1"><text:s/></text:p>
      <text:p text:style-name="P1"><text:s text:c="4"/>{ // начало вложенного блока </text:p>
      <text:p text:style-name="P1"><text:s text:c="8"/>int y(7);</text:p>
      <text:p text:style-name="P1"><text:s text:c="8"/>// Мы можем использовать x и y здесь</text:p>
      <text:p text:style-name="P1"><text:s text:c="8"/>std::cout &lt;&lt; x &lt;&lt; " + " &lt;&lt; y &lt;&lt; " = " &lt;&lt; x + y;</text:p>
      <text:p text:style-name="P1"><text:s text:c="4"/>} // переменная y уничтожается здесь</text:p>
      <text:p text:style-name="P1"><text:s/></text:p>
      <text:p text:style-name="P1"><text:s text:c="4"/>// Переменную y здесь нельзя использовать, поскольку она уже уничтожена!</text:p>
      <text:p text:style-name="P1"><text:s/></text:p>
      <text:p text:style-name="P1"><text:s text:c="4"/>return 0;</text:p>
      <text:p text:style-name="P1">} // переменная x уничтожается здесь</text:p>
      <text:p text:style-name="P3"/>
      <text:h text:style-name="Heading_20_3" text:outline-level="3">Сокрытие имен</text:h>
      <text:p text:style-name="P3"/>
      <text:p text:style-name="P3">Переменная внутри вложенного блока может иметь то же имя, что и переменная внутри внешнего блока. Когда подобное случается, то переменная во вложенном (внутреннем) блоке «скрывает» внешнюю переменную. Это называется сокрытием имен:</text:p>
      <text:p text:style-name="P3"/>
      <text:p text:style-name="P1">#include &lt;iostream&gt;</text:p>
      <text:p text:style-name="P1"><text:s/></text:p>
      <text:p text:style-name="P1">int main()</text:p>
      <text:p text:style-name="P1">{ // внешний блок</text:p>
      <text:p text:style-name="P1"><text:tab/>int oranges(5); // внешняя переменная oranges</text:p>
      <text:p text:style-name="P1"><text:s/></text:p>
      <text:p text:style-name="P1"><text:tab/>if (oranges &gt;= 5) // относится к внешней oranges</text:p>
      <text:p text:style-name="P1"><text:tab/>{ // вложенный блок</text:p>
      <text:p text:style-name="P1"><text:tab/><text:tab/>int oranges; // скрывается внешняя переменная oranges</text:p>
      <text:p text:style-name="P1"><text:s/></text:p>
      <text:p text:style-name="P1"><text:tab/><text:tab/>// Идентификатор oranges теперь относится к вложенной переменной oranges.</text:p>
      <text:p text:style-name="P1"><text:tab/><text:tab/>// Внешняя переменная oranges временно скрыта</text:p>
      <text:p text:style-name="P1"><text:s/></text:p>
      <text:p text:style-name="P1"><text:tab/><text:tab/>oranges = 10; // здесь мы присваиваем значение 10 вложенной переменной oranges, не внешней!</text:p>
      <text:p text:style-name="P1"><text:s/></text:p>
      <text:p text:style-name="P1"><text:tab/><text:tab/>std::cout &lt;&lt; oranges &lt;&lt; std::endl; // выводим значение вложенной переменной oranges</text:p>
      <text:p text:style-name="P1"><text:tab/>} // вложенная переменная oranges уничтожается</text:p>
      <text:p text:style-name="P1"><text:s/></text:p>
      <text:p text:style-name="P1"><text:tab/>// Идентификатор oranges опять относится к внешней переменной oranges</text:p>
      <text:p text:style-name="P1"><text:s/></text:p>
      <text:p text:style-name="P1"><text:tab/>std::cout &lt;&lt; oranges &lt;&lt; std::endl; // выводим значение внешней переменной oranges</text:p>
      <text:p text:style-name="P1"><text:s/></text:p>
      <text:p text:style-name="P1"><text:tab/>return 0;</text:p>
      <text:p text:style-name="P1">} // внешняя переменная oranges уничтожается</text:p>
      <text:p text:style-name="P3"/>
      <text:p text:style-name="P3">Результат выполнения программы:</text:p>
      <text:p text:style-name="P3"/>
      <text:p text:style-name="P1">10</text:p>
      <text:p text:style-name="P1"><text:soft-page-break/>5</text:p>
      <text:p text:style-name="P3"/>
      <text:h text:style-name="Heading_20_3" text:outline-level="3">Область видимости переменных</text:h>
      <text:p text:style-name="P3"/>
      <text:p text:style-name="P3">Переменные должны определяться в максимально ограниченной области видимости. Например, если переменная используется только внутри вложенного блока, то она и должна быть определена в нем:</text:p>
      <text:p text:style-name="P3"/>
      <text:p text:style-name="P1">#include &lt;iostream&gt;</text:p>
      <text:p text:style-name="P1"><text:s/></text:p>
      <text:p text:style-name="P1">int main()</text:p>
      <text:p text:style-name="P1">{</text:p>
      <text:p text:style-name="P1"><text:s text:c="4"/>// Не определяйте x здесь</text:p>
      <text:p text:style-name="P1"><text:s/></text:p>
      <text:p text:style-name="P1"><text:s text:c="4"/>{</text:p>
      <text:p text:style-name="P1"><text:s text:c="8"/>// Переменная x используется только внутри этого блока, поэтому определяем её здесь </text:p>
      <text:p text:style-name="P1"><text:s text:c="8"/>int x(7);</text:p>
      <text:p text:style-name="P1"><text:s text:c="8"/>std::cout &lt;&lt; x;</text:p>
      <text:p text:style-name="P1"><text:s text:c="4"/>}</text:p>
      <text:p text:style-name="P1"><text:s/></text:p>
      <text:p text:style-name="P1"><text:s text:c="4"/>// В противном случае, переменная x может быть использована и здесь</text:p>
      <text:p text:style-name="P1"><text:s/></text:p>
      <text:p text:style-name="P1"><text:s text:c="4"/>return 0;</text:p>
      <text:p text:style-name="P1">}</text:p>
      <text:p text:style-name="P3"/>
      <text:p text:style-name="P3">Если во внешнем блоке нужна переменная, то её необходимо объявлять во внешнем блоке:</text:p>
      <text:p text:style-name="P3"/>
      <text:p text:style-name="P1">#include &lt;iostream&gt;</text:p>
      <text:p text:style-name="P1"><text:s/></text:p>
      <text:p text:style-name="P1">int main()</text:p>
      <text:p text:style-name="P1">{</text:p>
      <text:p text:style-name="P1"><text:s text:c="4"/>int y(5); // мы объявляем переменную y здесь, потому что она нам будет нужна как во внутреннем, так и во внешнем блоке чуть позже</text:p>
      <text:p text:style-name="P1"><text:s/></text:p>
      <text:p text:style-name="P1"><text:s text:c="4"/>{</text:p>
      <text:p text:style-name="P1"><text:s text:c="8"/>int x;</text:p>
      <text:p text:style-name="P1"><text:s text:c="8"/>std::cin &gt;&gt; x;</text:p>
      <text:p text:style-name="P1"><text:s text:c="8"/>// Если бы мы объявили y здесь, непосредственно перед её первым фактическим использованием,</text:p>
      <text:p text:style-name="P1"><text:s text:c="8"/>if (x == 4)</text:p>
      <text:p text:style-name="P1"><text:s text:c="12"/>y = 4;</text:p>
      <text:p text:style-name="P1"><text:s text:c="4"/>} // то она бы уничтожилась здесь</text:p>
      <text:p text:style-name="P1"><text:s/></text:p>
      <text:p text:style-name="P1"><text:s text:c="4"/>std::cout &lt;&lt; y; // а переменная y нам нужна еще здесь </text:p>
      <text:p text:style-name="P1"><text:s/></text:p>
      <text:p text:style-name="P1"><text:s text:c="4"/>return 0;</text:p>
      <text:p text:style-name="P1">}</text:p>
      <text:p text:style-name="P3"/>
      <text:p text:style-name="P3">Это один из тех редких случаев, когда вам может понадобиться объявить переменную до её первого использования.</text:p>
      <text:h text:style-name="Heading_20_3" text:outline-level="3"><text:soft-page-break/>Параметры функций</text:h>
      <text:p text:style-name="P3"/>
      <text:p text:style-name="P3">Хотя параметры функций не определяются внутри основного блока (тела) функции, в большинстве случаев они имеют локальную область видимости:</text:p>
      <text:p text:style-name="P3"/>
      <text:p text:style-name="P1">int max(int x, int y) // x и y определяются здесь</text:p>
      <text:p text:style-name="P1">{</text:p>
      <text:p text:style-name="P1"><text:s text:c="4"/>// Присваиваем большее из значений (x или y) переменной max</text:p>
      <text:p text:style-name="P1"><text:s text:c="4"/>int max = (x &gt; y) ? x : y; // max определяется здесь</text:p>
      <text:p text:style-name="P1"><text:s text:c="4"/>return max;</text:p>
      <text:p text:style-name="P1">} // x, y и max уничтожаются здесь</text:p>
      <text:p text:style-name="P3"/>
      <text:h text:style-name="Heading_20_2" text:outline-level="2">Глобальные переменные</text:h>
      <text:p text:style-name="P3"/>
      <text:h text:style-name="Heading_20_3" text:outline-level="3">Определение глобальных переменных</text:h>
      <text:p text:style-name="P3"/>
      <text:p text:style-name="P3">Обычно глобальные переменные объявляют в верхней части кода, ниже директив #include, но выше любого другого кода. Например:</text:p>
      <text:p text:style-name="P3"/>
      <text:p text:style-name="P1">#include &lt;iostream&gt;</text:p>
      <text:p text:style-name="P1"><text:s/></text:p>
      <text:p text:style-name="P1">// Переменные, определенные вне блока, являются глобальными переменными </text:p>
      <text:p text:style-name="P1">int g_x; // глобальная переменная g_x</text:p>
      <text:p text:style-name="P1">const int g_y(3); // константная глобальная переменная g_y</text:p>
      <text:p text:style-name="P1"><text:s/></text:p>
      <text:p text:style-name="P1">void doSomething()</text:p>
      <text:p text:style-name="P1">{</text:p>
      <text:p text:style-name="P1"><text:s text:c="4"/>// Глобальные переменные можно использовать в любом месте программы</text:p>
      <text:p text:style-name="P1"><text:s text:c="4"/>g_x = 4;</text:p>
      <text:p text:style-name="P1"><text:s text:c="4"/>std::cout &lt;&lt; g_y &lt;&lt; "\n";</text:p>
      <text:p text:style-name="P1">}</text:p>
      <text:p text:style-name="P1"><text:s/></text:p>
      <text:p text:style-name="P1">int main()</text:p>
      <text:p text:style-name="P1">{</text:p>
      <text:p text:style-name="P1"><text:s text:c="4"/>doSomething();</text:p>
      <text:p text:style-name="P1"><text:s/></text:p>
      <text:p text:style-name="P1"><text:s text:c="4"/>// Глобальные переменные можно использовать в любом месте программы</text:p>
      <text:p text:style-name="P1"><text:s text:c="4"/>g_x = 7;</text:p>
      <text:p text:style-name="P1"><text:s text:c="4"/>std::cout &lt;&lt; g_y &lt;&lt; "\n";</text:p>
      <text:p text:style-name="P1"><text:s/></text:p>
      <text:p text:style-name="P1"><text:s text:c="4"/>return 0;</text:p>
      <text:p text:style-name="P1">}</text:p>
      <text:p text:style-name="P3"/>
      <text:p text:style-name="P3">Подобно тому, как переменные во внутреннем блоке скрывают переменные с теми же именами во внешнем блоке, локальные переменные скрывают глобальные переменные с одинаковыми именами внутри блока, в котором они определены. Однако с помощью оператора разрешения области видимости (::), компилятору можно сообщить, какую версию переменной вы хотите использовать: глобальную или локальную. Например:</text:p>
      <text:p text:style-name="P3"/>
      <text:p text:style-name="P1"><text:soft-page-break/>#include &lt;iostream&gt;</text:p>
      <text:p text:style-name="P1"><text:s/></text:p>
      <text:p text:style-name="P1">int value(4); // глобальная переменная</text:p>
      <text:p text:style-name="P1"><text:s/></text:p>
      <text:p text:style-name="P1">int main()</text:p>
      <text:p text:style-name="P1">{</text:p>
      <text:p text:style-name="P1"><text:s text:c="4"/>int value = 8; // эта переменная (локальная) скрывает значение глобальной переменной</text:p>
      <text:p text:style-name="P1"><text:s text:c="4"/>value++; // увеличивается локальная переменная value (не глобальная)</text:p>
      <text:p text:style-name="P1"><text:s text:c="4"/>::value--; // уменьшается глобальная переменная value (не локальная)</text:p>
      <text:p text:style-name="P1"><text:s/></text:p>
      <text:p text:style-name="P1"><text:s text:c="4"/>std::cout &lt;&lt; "Global value: " &lt;&lt; ::value &lt;&lt; "\n";</text:p>
      <text:p text:style-name="P1"><text:s text:c="4"/>std::cout &lt;&lt; "Local value: " &lt;&lt; value &lt;&lt; "\n";</text:p>
      <text:p text:style-name="P1"><text:s text:c="4"/>return 0;</text:p>
      <text:p text:style-name="P1">} // локальная переменная уничтожается</text:p>
      <text:p text:style-name="P3"/>
      <text:p text:style-name="P3">Результат выполнения программы:</text:p>
      <text:p text:style-name="P3"/>
      <text:p text:style-name="P1">Global value: 3</text:p>
      <text:p text:style-name="P1">Local value: 9</text:p>
      <text:p text:style-name="P3"/>
      <text:h text:style-name="Heading_20_3" text:outline-level="3">Ключевые слова static и extern</text:h>
      <text:p text:style-name="P3"/>
      <text:p text:style-name="P3">В дополнение к области видимости и продолжительности жизни, переменные имеют еще одно свойство — связь. Связь переменной определяет, относятся ли несколько упоминаний одного идентификатора к одной и той же переменной или нет.</text:p>
      <text:p text:style-name="P3">Если вы хотите сделать глобальную переменную внутренней (которую можно использовать только внутри одного файла) — используйте ключевое слово static:</text:p>
      <text:p text:style-name="P3"/>
      <text:p text:style-name="P1">#include &lt;iostream&gt;</text:p>
      <text:p text:style-name="P1"><text:s/></text:p>
      <text:p text:style-name="P1">static int g_x; // g_x - это статическая глобальная переменная, которую можно использовать только внутри этого файла</text:p>
      <text:p text:style-name="P1"><text:s/></text:p>
      <text:p text:style-name="P1">int main()</text:p>
      <text:p text:style-name="P1">{</text:p>
      <text:p text:style-name="P1"><text:s text:c="4"/>return 0;</text:p>
      <text:p text:style-name="P1">}</text:p>
      <text:p text:style-name="P3"/>
      <text:p text:style-name="P3">Аналогично, если вы хотите сделать глобальную переменную внешней (которую можно использовать в любом файле программы) — используйте ключевое слово extern:</text:p>
      <text:p text:style-name="P3"/>
      <text:p text:style-name="P1">#include &lt;iostream&gt;</text:p>
      <text:p text:style-name="P1"><text:s/></text:p>
      <text:p text:style-name="P1">extern double g_y(9.8); // g_y - это внешняя глобальная переменная и её можно использовать и в других файлах программы</text:p>
      <text:p text:style-name="P1"><text:s/></text:p>
      <text:p text:style-name="P1">int main()</text:p>
      <text:p text:style-name="P1">{</text:p>
      <text:p text:style-name="P1"><text:s text:c="4"/>return 0;</text:p>
      <text:p text:style-name="P1">}</text:p>
      <text:h text:style-name="Heading_20_3" text:outline-level="3"><text:soft-page-break/>Предварительные объявления переменных с использованием extern</text:h>
      <text:p text:style-name="P3"/>
      <text:p text:style-name="P3"><text:span text:style-name="T2">Ч</text:span>тобы использовать внешнюю глобальную переменную, которая была объявлена в другом файле, нужно записать предварительное объявление переменной с использованием ключевого слова extern (без инициализируемого значения). Например:</text:p>
      <text:p text:style-name="P3"/>
      <text:p text:style-name="P1">// Определяем две глобальные переменные </text:p>
      <text:p text:style-name="P1">int g_m; // неконстантные глобальные переменные имеют внешнюю связь по умолчанию</text:p>
      <text:p text:style-name="P1">int g_n(3); // неконстантные глобальные переменные имеют внешнюю связь по умолчанию</text:p>
      <text:p text:style-name="P1">// g_m и g_n можно использовать в любом месте этого файла</text:p>
      <text:p text:style-name="P3"/>
      <text:p text:style-name="P3">main.cpp:</text:p>
      <text:p text:style-name="P3"/>
      <text:p text:style-name="P1">#include &lt;iostream&gt;</text:p>
      <text:p text:style-name="P1"><text:s/></text:p>
      <text:p text:style-name="P1">extern int g_m; // предварительное объявление g_m. Теперь g_m можно использовать в любом месте этого файла <text:s/></text:p>
      <text:p text:style-name="P1"><text:s/></text:p>
      <text:p text:style-name="P1">int main()</text:p>
      <text:p text:style-name="P1">{</text:p>
      <text:p text:style-name="P1"><text:s text:c="4"/>extern int g_n; // предварительное объявление g_n. Теперь g_n можно использовать только внутри main()</text:p>
      <text:p text:style-name="P1"><text:s/></text:p>
      <text:p text:style-name="P1"><text:s text:c="4"/>g_m = 4;</text:p>
      <text:p text:style-name="P1"><text:s text:c="4"/>std::cout &lt;&lt; g_n; // должно вывести 3</text:p>
      <text:p text:style-name="P1"><text:s/></text:p>
      <text:p text:style-name="P1"><text:s text:c="4"/>return 0;</text:p>
      <text:p text:style-name="P1">}</text:p>
      <text:p text:style-name="P3"/>
      <text:list xml:id="list1052050550" text:style-name="L1">
        <text:list-item>
          <text:p text:style-name="P11">Если предварительное объявление находится вне блока, то оно применяется ко всему файлу.</text:p>
        </text:list-item>
        <text:list-item>
          <text:p text:style-name="P11">Если же внутри блока, то оно применяется только к нему.</text:p>
        </text:list-item>
        <text:list-item>
          <text:p text:style-name="P11">Если переменная объявлена с помощью ключевого слова static, то получить доступ к ней с помощью предварительного объявления не получится.</text:p>
        </text:list-item>
      </text:list>
      <text:p text:style-name="P5"/>
      <text:p text:style-name="P5">Например:</text:p>
      <text:p text:style-name="P3"/>
      <text:p text:style-name="P3">constants.cpp:</text:p>
      <text:p text:style-name="P3"/>
      <text:p text:style-name="P1">static const double g_gravity(9.8);</text:p>
      <text:p text:style-name="P3"/>
      <text:p text:style-name="P3">main.cpp:</text:p>
      <text:p text:style-name="P3"/>
      <text:p text:style-name="P1">#include &lt;iostream&gt;</text:p>
      <text:p text:style-name="P1"><text:s/></text:p>
      <text:p text:style-name="P1">extern const double g_gravity; // не найдет g_gravity в constants.cpp, так как g_gravity является внутренней переменной</text:p>
      <text:p text:style-name="P1"><text:s/></text:p>
      <text:p text:style-name="P1">int main()</text:p>
      <text:p text:style-name="P1"><text:soft-page-break/>{</text:p>
      <text:p text:style-name="P1"><text:s text:c="4"/>std:: cout &lt;&lt; g_gravity; // вызовет ошибку компиляции, так как переменная g_gravity не была определена для использования в main.cpp</text:p>
      <text:p text:style-name="P1"><text:s text:c="4"/>return 0;</text:p>
      <text:p text:style-name="P1">}</text:p>
      <text:p text:style-name="P3"/>
      <text:h text:style-name="Heading_20_3" text:outline-level="3">Связи функций</text:h>
      <text:p text:style-name="P3"/>
      <text:p text:style-name="P3">Функции имеют такие же свойства связи, что и переменные. По умолчанию они имеют внешнюю связь, которую можно сменить на внутреннюю с помощью ключевого слова static:</text:p>
      <text:p text:style-name="P3"/>
      <text:p text:style-name="P1">// Эта функция определена как static и может быть использована только внутри этого файла.</text:p>
      <text:p text:style-name="P1">// Попытки доступа к ней через прототип функции будут безуспешными</text:p>
      <text:p text:style-name="P1">static int add(int a, int b)</text:p>
      <text:p text:style-name="P1">{</text:p>
      <text:p text:style-name="P1"><text:s text:c="4"/>return a + b;</text:p>
      <text:p text:style-name="P1">}</text:p>
      <text:p text:style-name="P3"/>
      <text:p text:style-name="P3">Предварительные объявления функций не нуждаются в ключевом слове extern. Компилятор может определить сам (по телу функции): определяете ли вы функцию или пишете её прототип.</text:p>
      <text:p text:style-name="P3"/>
      <text:h text:style-name="Heading_20_3" text:outline-level="3">«Файловая область видимости» <text:span text:style-name="T3">и</text:span> «Глобальная область видимости»</text:h>
      <text:p text:style-name="P3"/>
      <text:p text:style-name="P6"><text:span text:style-name="T3">В </text:span>теории, в языке C++ все глобальные переменные имеют файловую область видимости. </text:p>
      <text:p text:style-name="P3">Например, рассмотрим следующую программу:</text:p>
      <text:p text:style-name="P3">global.cpp:</text:p>
      <text:p text:style-name="P3"/>
      <text:p text:style-name="P1">int g_y(3); // внешняя связь по умолчанию</text:p>
      <text:p text:style-name="P3">main.cpp:</text:p>
      <text:p text:style-name="P3"/>
      <text:p text:style-name="P1">#include &lt;iostream&gt;</text:p>
      <text:p text:style-name="P1"><text:s/></text:p>
      <text:p text:style-name="P1">extern int g_y; // предварительное объявление g_y. Теперь g_y можно использовать в любом месте этого файла</text:p>
      <text:p text:style-name="P1"><text:s/></text:p>
      <text:p text:style-name="P1">int main()</text:p>
      <text:p text:style-name="P1">{</text:p>
      <text:p text:style-name="P1"><text:s text:c="4"/>std::cout &lt;&lt; g_y; // должно вывести 3</text:p>
      <text:p text:style-name="P1"><text:s/></text:p>
      <text:p text:style-name="P1"><text:s text:c="4"/>return 0;</text:p>
      <text:p text:style-name="P1">}</text:p>
      <text:p text:style-name="P3"/>
      <text:p text:style-name="P3">Переменная g_y имеет файловую область видимости внутри global.cpp. Доступ к этой переменной вне файла global.cpp отсутствует. Обратите внимание, хотя эта переменная и используется в main.cpp, сам main.cpp не видит её, он видит только предварительное объявление g_y (которое также имеет файловую область видимости). Линкер отвечает за связывание определения g_y в global.cpp с использованием g_y в main.cpp.</text:p>
      <text:h text:style-name="Heading_20_3" text:outline-level="3"><text:soft-page-break/>Глобальные символьные константы</text:h>
      <text:p text:style-name="P3"/>
      <text:p text:style-name="P3">На <text:span text:style-name="T4">занятии</text:span> о символьных константах, мы определяли их следующим образом:</text:p>
      <text:p text:style-name="P3">constants.h:</text:p>
      <text:p text:style-name="P3"/>
      <text:p text:style-name="P1">#ifndef CONSTANTS_H</text:p>
      <text:p text:style-name="P1">#define CONSTANTS_H</text:p>
      <text:p text:style-name="P1"><text:s/></text:p>
      <text:p text:style-name="P1">// Определяем отдельное пространство имен для хранения констант</text:p>
      <text:p text:style-name="P1">namespace Constants</text:p>
      <text:p text:style-name="P1">{</text:p>
      <text:p text:style-name="P1"><text:s text:c="4"/>const double pi(3.14159);</text:p>
      <text:p text:style-name="P1"><text:s text:c="4"/>const double avogadro(6.0221413e23);</text:p>
      <text:p text:style-name="P1"><text:s text:c="4"/>const double my_gravity(9.2); </text:p>
      <text:p text:style-name="P1"><text:s text:c="4"/>// ... другие константы</text:p>
      <text:p text:style-name="P1">}</text:p>
      <text:p text:style-name="P1">#endif</text:p>
      <text:p text:style-name="P3"/>
      <text:p text:style-name="P3"><text:span text:style-name="T5">Е</text:span>сли constants.h подключить в 20 различных файлов. <text:span text:style-name="T5">Решение:</text:span></text:p>
      <text:p text:style-name="P3"/>
      <text:p text:style-name="P3">constants.cpp:</text:p>
      <text:p text:style-name="P3"/>
      <text:p text:style-name="P1">namespace Constants</text:p>
      <text:p text:style-name="P1">{</text:p>
      <text:p text:style-name="P1"><text:s text:c="4"/>// Фактические глобальные переменные</text:p>
      <text:p text:style-name="P1"><text:s text:c="4"/>extern const double pi(3.14159);</text:p>
      <text:p text:style-name="P1"><text:s text:c="4"/>extern const double avogadro(6.0221413e23);</text:p>
      <text:p text:style-name="P1"><text:s text:c="4"/>extern const double my_gravity(9.2); </text:p>
      <text:p text:style-name="P1">}</text:p>
      <text:p text:style-name="P3"/>
      <text:p text:style-name="P3">constants.h:</text:p>
      <text:p text:style-name="P3"/>
      <text:p text:style-name="P1">#ifndef CONSTANTS_H</text:p>
      <text:p text:style-name="P1">#define CONSTANTS_H</text:p>
      <text:p text:style-name="P1"><text:s/>namespace Constants</text:p>
      <text:p text:style-name="P1">{ <text:s text:c="3"/>// Только предварительные объявления</text:p>
      <text:p text:style-name="P1"><text:s text:c="4"/>extern const double pi;</text:p>
      <text:p text:style-name="P1"><text:s text:c="4"/>extern const double avogadro;</text:p>
      <text:p text:style-name="P1"><text:s text:c="4"/>extern const double my_gravity;</text:p>
      <text:p text:style-name="P1">}</text:p>
      <text:p text:style-name="P1"><text:s/>#endif</text:p>
      <text:p text:style-name="P3"/>
      <text:p text:style-name="P3">Их использование в коде остается неизменным:</text:p>
      <text:p text:style-name="P3"/>
      <text:p text:style-name="P1">#include "constants.h"</text:p>
      <text:p text:style-name="P1"><text:s/>//...</text:p>
      <text:p text:style-name="P1">double circumference = 2 * radius * Constants::pi;</text:p>
      <text:p text:style-name="P1">//...</text:p>
      <text:p text:style-name="P3"/>
      <text:p text:style-name="P3">Теперь определение символьных констант выполняется только один раз (в constants.cpp). <text:span text:style-name="T6">И</text:span>зменения в constants.cpp, потребуют перекомпиляции только (одного) этого файла.</text:p>
      <text:p text:style-name="P3">Но такие константы больше не будут считаться константами типа compile-time.</text:p>
      <text:h text:style-name="Heading_20_2" text:outline-level="2"><text:soft-page-break/>Статические переменные</text:h>
      <text:p text:style-name="P3"/>
      <text:p text:style-name="P3">Использование ключевого слова static с локальными переменными изменяет их свойство продолжительности жизни с автоматического на статическое (или «фиксированное»). Статическая переменная сохраняет свое значение даже после выхода из блока, в котором она определена. То есть она создается (и инициализируется) только один раз, а затем сохраняется на протяжении выполнения всей программы.</text:p>
      <text:p text:style-name="P3"/>
      <text:p text:style-name="P1">#include &lt;iostream&gt;</text:p>
      <text:p text:style-name="P1"><text:s/></text:p>
      <text:p text:style-name="P1">void incrementAndPrint()</text:p>
      <text:p text:style-name="P1">{</text:p>
      <text:p text:style-name="P1"><text:s text:c="4"/>int value = 1; // автоматическая продолжительность жизни (по умолчанию)</text:p>
      <text:p text:style-name="P1"><text:s text:c="4"/>++value;</text:p>
      <text:p text:style-name="P1"><text:s text:c="4"/>std::cout &lt;&lt; value &lt;&lt; std::endl;</text:p>
      <text:p text:style-name="P1">} // переменная value уничтожается здесь</text:p>
      <text:p text:style-name="P1"><text:s/></text:p>
      <text:p text:style-name="P1">int main()</text:p>
      <text:p text:style-name="P1">{</text:p>
      <text:p text:style-name="P1"><text:s text:c="4"/>incrementAndPrint(); <text:s text:c="4"/>incrementAndPrint(); <text:s text:c="4"/>incrementAndPrint();</text:p>
      <text:p text:style-name="P1">}</text:p>
      <text:p text:style-name="P3"/>
      <text:p text:style-name="P3">Следовательно, результат выполнения программы:</text:p>
      <text:p text:style-name="P3"/>
      <text:p text:style-name="P1">2</text:p>
      <text:p text:style-name="P1">2</text:p>
      <text:p text:style-name="P1">2</text:p>
      <text:p text:style-name="P3"/>
      <text:p text:style-name="P3">Теперь рассмотрим статическую версию. Единственная разница между этими двумя программами только в добавлении ключевого слова static к переменной.</text:p>
      <text:p text:style-name="P3">Статическая продолжительность жизни:</text:p>
      <text:p text:style-name="P3"/>
      <text:p text:style-name="P1">#include &lt;iostream&gt;</text:p>
      <text:p text:style-name="P1"><text:s/></text:p>
      <text:p text:style-name="P1">void incrementAndPrint()</text:p>
      <text:p text:style-name="P1">{</text:p>
      <text:p text:style-name="P1"><text:s text:c="4"/>static int s_value = 1; // переменная s_value является статической</text:p>
      <text:p text:style-name="P1"><text:s text:c="4"/>++s_value;</text:p>
      <text:p text:style-name="P1"><text:s text:c="4"/>std::cout &lt;&lt; s_value &lt;&lt; std::endl;</text:p>
      <text:p text:style-name="P1">} // переменная s_value не уничтожается здесь, но становится недоступной</text:p>
      <text:p text:style-name="P1"><text:s/></text:p>
      <text:p text:style-name="P1">int main()</text:p>
      <text:p text:style-name="P1">{</text:p>
      <text:p text:style-name="P1"><text:s text:c="4"/>incrementAndPrint(); <text:s text:c="4"/>incrementAndPrint(); <text:s text:c="4"/>incrementAndPrint();</text:p>
      <text:p text:style-name="P1">}</text:p>
      <text:p text:style-name="P3"/>
      <text:p text:style-name="P3">Результат выполнения программы:</text:p>
      <text:p text:style-name="P3"/>
      <text:p text:style-name="P1">2</text:p>
      <text:p text:style-name="P1">3</text:p>
      <text:p text:style-name="P1">4</text:p>
      <text:p text:style-name="P3"/>
      <text:p text:style-name="P3"><text:soft-page-break/>Одним из наиболее распространенных применений <text:span text:style-name="T7">статических переменных </text:span>является генерация уникальных идентификаторов.</text:p>
      <text:p text:style-name="P3"/>
      <text:p text:style-name="P2">int generateID()</text:p>
      <text:p text:style-name="P2">{</text:p>
      <text:p text:style-name="P2"><text:s text:c="4"/>static int s_itemID = 0;</text:p>
      <text:p text:style-name="P2"><text:s text:c="4"/>return s_itemID++;</text:p>
      <text:p text:style-name="P2">}</text:p>
      <text:p text:style-name="P3"/>
      <text:p text:style-name="P3">Статические переменные не уничтожаются до завершения программы, сохраняя при этом локальную область видимости.</text:p>
      <text:p text:style-name="P3"/>
      <text:h text:style-name="Heading_20_2" text:outline-level="2">Связи, область видимости и продолжительность жизни</text:h>
      <text:p text:style-name="P3"/>
      <text:h text:style-name="Heading_20_3" text:outline-level="3">Область видимости</text:h>
      <text:p text:style-name="P3"/>
      <text:p text:style-name="P3">Область видимости идентификатора определяет, где он доступен для использования. К идентификатору, который находится вне области видимости, доступ закрыт.</text:p>
      <text:p text:style-name="P3"/>
      <text:list xml:id="list4135436783" text:style-name="L2">
        <text:list-item>
          <text:p text:style-name="P12">Переменные с локальной/блочной областью видимости доступны только в пределах блока, в котором они объявлены <text:span text:style-name="T8">(</text:span>локальные переменные; параметры функции<text:span text:style-name="T8">)</text:span>.</text:p>
        </text:list-item>
        <text:list-item>
          <text:p text:style-name="P12">Переменные с глобальной/файловой областью видимости доступны в любом месте файла <text:span text:style-name="T8">(</text:span>глобальные переменные<text:span text:style-name="T8">)</text:span>.</text:p>
        </text:list-item>
      </text:list>
      <text:p text:style-name="P3"/>
      <text:h text:style-name="Heading_20_3" text:outline-level="3">Продолжительность жизни</text:h>
      <text:p text:style-name="P3"/>
      <text:p text:style-name="P3">Продолжительность жизни переменной определяет, где она создается и где уничтожается.</text:p>
      <text:p text:style-name="P3"/>
      <text:list xml:id="list3490639472" text:style-name="L3">
        <text:list-item>
          <text:p text:style-name="P13">Переменные с автоматической продолжительностью жизни создаются в точке определения и уничтожаются при выходе из блока, в котором определены <text:span text:style-name="T8">(</text:span>обычные локальные переменные<text:span text:style-name="T8">)</text:span>.</text:p>
        </text:list-item>
        <text:list-item>
          <text:p text:style-name="P13">Переменные со статической продолжительностью жизни создаются, когда программа запускается, и уничтожаются при её завершении <text:span text:style-name="T8">(</text:span>глобальные переменные; статические локальные переменные<text:span text:style-name="T8">)</text:span>.</text:p>
        </text:list-item>
        <text:list-item>
          <text:p text:style-name="P13">Переменные с динамической продолжительностью жизни создаются и уничтожаются по запросу программиста <text:span text:style-name="T8">(</text:span>динамические переменные).</text:p>
        </text:list-item>
      </text:list>
      <text:p text:style-name="P3"/>
      <text:h text:style-name="Heading_20_3" text:outline-level="3">Связи</text:h>
      <text:p text:style-name="P3"/>
      <text:p text:style-name="P3">Связь идентификатора определяет, относятся ли несколько упоминаний одного идентификатора к одному и тому же идентификатору или нет.</text:p>
      <text:p text:style-name="P3"/>
      <text:list xml:id="list4272658004" text:style-name="L4">
        <text:list-item>
          <text:p text:style-name="P14">Идентификаторы без связей — это идентификаторы, которые ссылаются сами на себя <text:span text:style-name="T9">(</text:span>обычные локальные переменные; пользовательские типы данных, такие как enum, typedef и классы, объявленные внутри блока).</text:p>
        </text:list-item>
        <text:list-item>
          <text:p text:style-name="P14"><text:soft-page-break/>Идентификаторы с внутренней связью доступны в любом месте файла, в котором они объявлены <text:span text:style-name="T9">(</text:span>статические глобальные переменные; константные глобальные переменные; статические функции).</text:p>
        </text:list-item>
        <text:list-item>
          <text:p text:style-name="P14">Идентификаторы с внешней связью доступны как в любом месте файла, в котором они объявлены, так и в других файлах (через предварительное объявление) <text:span text:style-name="T10">(</text:span>обычные функции; неконстантные глобальные переменные; внешние константные глобальные переменные; определяемые пользователем типы данных, такие как enum, typedef и классы с глобальной областью видимости).</text:p>
        </text:list-item>
      </text:list>
      <text:p text:style-name="P3"/>
      <text:h text:style-name="Heading_20_3" text:outline-level="3">Резюмируем</text:h>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Contents"><text:span text:style-name="Strong_20_Emphasis">Тип</text:span></text:p>
          </table:table-cell>
          <table:table-cell table:style-name="Table2.A1" office:value-type="string">
            <text:p text:style-name="Table_20_Contents"><text:span text:style-name="Strong_20_Emphasis">Пример</text:span></text:p>
          </table:table-cell>
          <table:table-cell table:style-name="Table2.A1" office:value-type="string">
            <text:p text:style-name="Table_20_Contents"><text:span text:style-name="Strong_20_Emphasis">Область видимости</text:span></text:p>
          </table:table-cell>
          <table:table-cell table:style-name="Table2.A1" office:value-type="string">
            <text:p text:style-name="Table_20_Contents"><text:span text:style-name="Strong_20_Emphasis">Продолжительность жизни</text:span></text:p>
          </table:table-cell>
          <table:table-cell table:style-name="Table2.A1" office:value-type="string">
            <text:p text:style-name="Table_20_Contents"><text:span text:style-name="Strong_20_Emphasis">Связь</text:span></text:p>
          </table:table-cell>
          <table:table-cell table:style-name="Table2.A1" office:value-type="string">
            <text:p text:style-name="Table_20_Contents"><text:span text:style-name="Strong_20_Emphasis">Примечание</text:span></text:p>
          </table:table-cell>
        </table:table-row>
        <table:table-row>
          <table:table-cell table:style-name="Table2.A1" office:value-type="string">
            <text:p text:style-name="Table_20_Contents">Локальная переменная</text:p>
          </table:table-cell>
          <table:table-cell table:style-name="Table2.A1" office:value-type="string">
            <text:p text:style-name="Table_20_Contents">int x;</text:p>
          </table:table-cell>
          <table:table-cell table:style-name="Table2.A1" office:value-type="string">
            <text:p text:style-name="Table_20_Contents">Локальная область видимости</text:p>
          </table:table-cell>
          <table:table-cell table:style-name="Table2.A1" office:value-type="string">
            <text:p text:style-name="Table_20_Contents">Автоматическая продолжительность жизни</text:p>
          </table:table-cell>
          <table:table-cell table:style-name="Table2.A1" office:value-type="string">
            <text:p text:style-name="Table_20_Contents">Нет связей</text:p>
          </table:table-cell>
          <table:table-cell table:style-name="Table2.A1" office:value-type="string">
            <text:p text:style-name="P9"/>
          </table:table-cell>
        </table:table-row>
        <table:table-row>
          <table:table-cell table:style-name="Table2.A1" office:value-type="string">
            <text:p text:style-name="Table_20_Contents">Статическая локальная переменная</text:p>
          </table:table-cell>
          <table:table-cell table:style-name="Table2.A1" office:value-type="string">
            <text:p text:style-name="Table_20_Contents">static int s_x;</text:p>
          </table:table-cell>
          <table:table-cell table:style-name="Table2.A1" office:value-type="string">
            <text:p text:style-name="Table_20_Contents">Локальная область видимости</text:p>
          </table:table-cell>
          <table:table-cell table:style-name="Table2.A1" office:value-type="string">
            <text:p text:style-name="Table_20_Contents">Статическая продолжительность жизни</text:p>
          </table:table-cell>
          <table:table-cell table:style-name="Table2.A1" office:value-type="string">
            <text:p text:style-name="Table_20_Contents">Нет связей</text:p>
          </table:table-cell>
          <table:table-cell table:style-name="Table2.A1" office:value-type="string">
            <text:p text:style-name="P9"/>
          </table:table-cell>
        </table:table-row>
        <table:table-row>
          <table:table-cell table:style-name="Table2.A1" office:value-type="string">
            <text:p text:style-name="Table_20_Contents">Динамическая переменная</text:p>
          </table:table-cell>
          <table:table-cell table:style-name="Table2.A1" office:value-type="string">
            <text:p text:style-name="Table_20_Contents">int *x = new int;</text:p>
          </table:table-cell>
          <table:table-cell table:style-name="Table2.A1" office:value-type="string">
            <text:p text:style-name="Table_20_Contents">Локальная область видимости</text:p>
          </table:table-cell>
          <table:table-cell table:style-name="Table2.A1" office:value-type="string">
            <text:p text:style-name="Table_20_Contents">Динамическая продолжительность жизни</text:p>
          </table:table-cell>
          <table:table-cell table:style-name="Table2.A1" office:value-type="string">
            <text:p text:style-name="Table_20_Contents">Нет связей</text:p>
          </table:table-cell>
          <table:table-cell table:style-name="Table2.A1" office:value-type="string">
            <text:p text:style-name="P9"/>
          </table:table-cell>
        </table:table-row>
        <table:table-row>
          <table:table-cell table:style-name="Table2.A1" office:value-type="string">
            <text:p text:style-name="Table_20_Contents">Параметр функции</text:p>
          </table:table-cell>
          <table:table-cell table:style-name="Table2.A1" office:value-type="string">
            <text:p text:style-name="Table_20_Contents">void foo(int x)</text:p>
          </table:table-cell>
          <table:table-cell table:style-name="Table2.A1" office:value-type="string">
            <text:p text:style-name="Table_20_Contents">Локальная область видимости</text:p>
          </table:table-cell>
          <table:table-cell table:style-name="Table2.A1" office:value-type="string">
            <text:p text:style-name="Table_20_Contents">Автоматическая продолжительность жизни</text:p>
          </table:table-cell>
          <table:table-cell table:style-name="Table2.A1" office:value-type="string">
            <text:p text:style-name="Table_20_Contents">Нет связей</text:p>
          </table:table-cell>
          <table:table-cell table:style-name="Table2.A1" office:value-type="string">
            <text:p text:style-name="P9"/>
          </table:table-cell>
        </table:table-row>
        <table:table-row>
          <table:table-cell table:style-name="Table2.A1" office:value-type="string">
            <text:p text:style-name="Table_20_Contents">Внешняя неконстантная глобальная переменная</text:p>
          </table:table-cell>
          <table:table-cell table:style-name="Table2.A1" office:value-type="string">
            <text:p text:style-name="Table_20_Contents">int g_x;</text:p>
          </table:table-cell>
          <table:table-cell table:style-name="Table2.A1" office:value-type="string">
            <text:p text:style-name="Table_20_Contents">Глобальная область видимости</text:p>
          </table:table-cell>
          <table:table-cell table:style-name="Table2.A1" office:value-type="string">
            <text:p text:style-name="Table_20_Contents">Статическая продолжительность жизни</text:p>
          </table:table-cell>
          <table:table-cell table:style-name="Table2.A1" office:value-type="string">
            <text:p text:style-name="Table_20_Contents">Внешняя связь</text:p>
          </table:table-cell>
          <table:table-cell table:style-name="Table2.A1" office:value-type="string">
            <text:p text:style-name="Table_20_Contents">Инициализированная или неинициализированная</text:p>
          </table:table-cell>
        </table:table-row>
        <table:table-row>
          <table:table-cell table:style-name="Table2.A1" office:value-type="string">
            <text:p text:style-name="Table_20_Contents">Внутренняя неконстантная глобальная переменная</text:p>
          </table:table-cell>
          <table:table-cell table:style-name="Table2.A1" office:value-type="string">
            <text:p text:style-name="Table_20_Contents">static int g_x;</text:p>
          </table:table-cell>
          <table:table-cell table:style-name="Table2.A1" office:value-type="string">
            <text:p text:style-name="Table_20_Contents">Глобальная область видимости</text:p>
          </table:table-cell>
          <table:table-cell table:style-name="Table2.A1" office:value-type="string">
            <text:p text:style-name="Table_20_Contents">Статическая продолжительность жизни</text:p>
          </table:table-cell>
          <table:table-cell table:style-name="Table2.A1" office:value-type="string">
            <text:p text:style-name="Table_20_Contents">Внутренняя связь</text:p>
          </table:table-cell>
          <table:table-cell table:style-name="Table2.A1" office:value-type="string">
            <text:p text:style-name="Table_20_Contents">Инициализированная или неинициализированная</text:p>
          </table:table-cell>
        </table:table-row>
        <table:table-row>
          <table:table-cell table:style-name="Table2.A1" office:value-type="string">
            <text:p text:style-name="Table_20_Contents">Внутренняя константная глобальная переменная</text:p>
          </table:table-cell>
          <table:table-cell table:style-name="Table2.A1" office:value-type="string">
            <text:p text:style-name="Table_20_Contents">const int g_x(1);</text:p>
          </table:table-cell>
          <table:table-cell table:style-name="Table2.A1" office:value-type="string">
            <text:p text:style-name="Table_20_Contents">Глобальная область видимости</text:p>
          </table:table-cell>
          <table:table-cell table:style-name="Table2.A1" office:value-type="string">
            <text:p text:style-name="Table_20_Contents">Статическая продолжительность жизни</text:p>
          </table:table-cell>
          <table:table-cell table:style-name="Table2.A1" office:value-type="string">
            <text:p text:style-name="Table_20_Contents">Внутренняя связь</text:p>
          </table:table-cell>
          <table:table-cell table:style-name="Table2.A1" office:value-type="string">
            <text:p text:style-name="Table_20_Contents">Должна быть инициализирована</text:p>
          </table:table-cell>
        </table:table-row>
        <table:table-row>
          <table:table-cell table:style-name="Table2.A1" office:value-type="string">
            <text:p text:style-name="Table_20_Contents">Внешняя константная глобальная переменная</text:p>
          </table:table-cell>
          <table:table-cell table:style-name="Table2.A1" office:value-type="string">
            <text:p text:style-name="Table_20_Contents">extern const int g_x(1);</text:p>
          </table:table-cell>
          <table:table-cell table:style-name="Table2.A1" office:value-type="string">
            <text:p text:style-name="Table_20_Contents">Глобальная область видимости</text:p>
          </table:table-cell>
          <table:table-cell table:style-name="Table2.A1" office:value-type="string">
            <text:p text:style-name="Table_20_Contents">Статическая продолжительность жизни</text:p>
          </table:table-cell>
          <table:table-cell table:style-name="Table2.A1" office:value-type="string">
            <text:p text:style-name="Table_20_Contents">Внешняя связь</text:p>
          </table:table-cell>
          <table:table-cell table:style-name="Table2.A1" office:value-type="string">
            <text:p text:style-name="Table_20_Contents">Должна быть инициализирована</text:p>
          </table:table-cell>
        </table:table-row>
      </table:table>
      <text:p text:style-name="P3"/>
      <text:h text:style-name="Heading_20_3" text:outline-level="3">Предварительные объявления</text:h>
      <text:p text:style-name="P3"/>
      <text:p text:style-name="P3">С помощью предварительного объявления мы можем получить доступ к функции или переменной из другого файла:</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Strong_20_Emphasis">Тип</text:span></text:p>
          </table:table-cell>
          <table:table-cell table:style-name="Table3.A1" office:value-type="string">
            <text:p text:style-name="Table_20_Contents"><text:span text:style-name="Strong_20_Emphasis">Пример</text:span></text:p>
          </table:table-cell>
          <table:table-cell table:style-name="Table3.A1" office:value-type="string">
            <text:p text:style-name="Table_20_Contents"><text:span text:style-name="Strong_20_Emphasis">Примечание</text:span></text:p>
          </table:table-cell>
        </table:table-row>
        <table:table-row>
          <table:table-cell table:style-name="Table3.A1" office:value-type="string">
            <text:p text:style-name="Table_20_Contents">Предварительное объявление функции</text:p>
          </table:table-cell>
          <table:table-cell table:style-name="Table3.A1" office:value-type="string">
            <text:p text:style-name="Table_20_Contents">void foo(int x);</text:p>
          </table:table-cell>
          <table:table-cell table:style-name="Table3.A1" office:value-type="string">
            <text:p text:style-name="Table_20_Contents">Только прототип, без тела <text:soft-page-break/>функции</text:p>
          </table:table-cell>
        </table:table-row>
        <table:table-row>
          <table:table-cell table:style-name="Table3.A1" office:value-type="string">
            <text:p text:style-name="Table_20_Contents">Предварительное объявление неконстантной глобальной переменной</text:p>
          </table:table-cell>
          <table:table-cell table:style-name="Table3.A1" office:value-type="string">
            <text:p text:style-name="Table_20_Contents">extern int g_x;</text:p>
          </table:table-cell>
          <table:table-cell table:style-name="Table3.A1" office:value-type="string">
            <text:p text:style-name="Table_20_Contents">Переменная должна быть инициализирована</text:p>
          </table:table-cell>
        </table:table-row>
        <table:table-row>
          <table:table-cell table:style-name="Table3.A1" office:value-type="string">
            <text:p text:style-name="Table_20_Contents">Предварительное объявление константной глобальной переменной</text:p>
          </table:table-cell>
          <table:table-cell table:style-name="Table3.A1" office:value-type="string">
            <text:p text:style-name="Table_20_Contents">extern const int g_x;</text:p>
          </table:table-cell>
          <table:table-cell table:style-name="Table3.A1" office:value-type="string">
            <text:p text:style-name="Table_20_Contents">Переменная должна быть инициализирована</text:p>
          </table:table-cell>
        </table:table-row>
      </table:table>
      <text:p text:style-name="P3"/>
      <text:h text:style-name="Heading_20_2" text:outline-level="2"><text:span text:style-name="T1">П</text:span>ространства имен</text:h>
      <text:p text:style-name="P3"/>
      <text:h text:style-name="Heading_20_3" text:outline-level="3">Конфликт имен</text:h>
      <text:p text:style-name="P3"/>
      <text:p text:style-name="P3">Рассмотрим пример такого конфликта. boo.h и doo.h — это заголовочные файлы с функциями, которые выполняют разные вещи, но имеют одинаковые имена и параметры.</text:p>
      <text:p text:style-name="P3"/>
      <text:p text:style-name="P3">boo.h:</text:p>
      <text:p text:style-name="P3"/>
      <text:p text:style-name="P1">// Функция doOperation() выполняет операцию сложения своих параметров</text:p>
      <text:p text:style-name="P1">int doOperation(int a, int b)</text:p>
      <text:p text:style-name="P1">{</text:p>
      <text:p text:style-name="P1"><text:s text:c="4"/>return a + b;</text:p>
      <text:p text:style-name="P1">}</text:p>
      <text:p text:style-name="P3"/>
      <text:p text:style-name="P3">doo.h:</text:p>
      <text:p text:style-name="P3"/>
      <text:p text:style-name="P1">// Функция doOperation() выполняет операцию вычитания своих параметров</text:p>
      <text:p text:style-name="P1">int doOperation(int a, int b)</text:p>
      <text:p text:style-name="P1">{</text:p>
      <text:p text:style-name="P1"><text:s text:c="4"/>return a - b;</text:p>
      <text:p text:style-name="P1">}</text:p>
      <text:p text:style-name="P3"/>
      <text:p text:style-name="P3">main.cpp:</text:p>
      <text:p text:style-name="P3"/>
      <text:p text:style-name="P1">#include &lt;iostream&gt;</text:p>
      <text:p text:style-name="P1">#include "boo.h"</text:p>
      <text:p text:style-name="P1">#include "doo.h"</text:p>
      <text:p text:style-name="P1"><text:s/></text:p>
      <text:p text:style-name="P1">int main()</text:p>
      <text:p text:style-name="P1">{</text:p>
      <text:p text:style-name="P1"><text:s text:c="4"/>std::cout &lt;&lt; doOperation(5, 4); // какая версия doOperation() выполнится здесь?</text:p>
      <text:p text:style-name="P1"><text:s text:c="4"/>return 0;</text:p>
      <text:p text:style-name="P1">}</text:p>
      <text:p text:style-name="P3"/>
      <text:p text:style-name="P3">Перепишем заголовочные файлы из вышеприведенного примера, но уже с использованием namespace:</text:p>
      <text:p text:style-name="P3"/>
      <text:p text:style-name="P3">boo.h:</text:p>
      <text:p text:style-name="P3"/>
      <text:p text:style-name="P1">namespace Boo</text:p>
      <text:p text:style-name="P1">{</text:p>
      <text:p text:style-name="P1"><text:s text:c="4"/>// Эта версия doOperation() принадлежит пространству имен Boo</text:p>
      <text:p text:style-name="P1"><text:soft-page-break/><text:s text:c="4"/>int doOperation(int a, int b)</text:p>
      <text:p text:style-name="P1"><text:s text:c="4"/>{</text:p>
      <text:p text:style-name="P1"><text:s text:c="8"/>return a + b;</text:p>
      <text:p text:style-name="P1"><text:s text:c="4"/>}</text:p>
      <text:p text:style-name="P1">}</text:p>
      <text:p text:style-name="P3"/>
      <text:p text:style-name="P3">doo.h:</text:p>
      <text:p text:style-name="P3"/>
      <text:p text:style-name="P1">namespace Doo</text:p>
      <text:p text:style-name="P1">{</text:p>
      <text:p text:style-name="P1"><text:s text:c="4"/>// Эта версия doOperation() принадлежит пространству имен Doo</text:p>
      <text:p text:style-name="P1"><text:s text:c="4"/>int doOperation(int a, int b)</text:p>
      <text:p text:style-name="P1"><text:s text:c="4"/>{</text:p>
      <text:p text:style-name="P1"><text:s text:c="8"/>return a - b;</text:p>
      <text:p text:style-name="P1"><text:s text:c="4"/>}</text:p>
      <text:p text:style-name="P1">}</text:p>
      <text:p text:style-name="P3"/>
      <text:p text:style-name="P4">Теперь doOperation() из файла boo.h находится в пространстве имен Boo, а doOperation() из файла doo.h — в пространстве имен Doo. Посмотрим, что произойдет при перекомпиляции main.cpp:</text:p>
      <text:p text:style-name="P3"/>
      <text:p text:style-name="P1">int main()</text:p>
      <text:p text:style-name="P1">{</text:p>
      <text:p text:style-name="P1"><text:s text:c="4"/>std::cout &lt;&lt; doOperation(5, 4); // какая версия doOperation() здесь выполнится?</text:p>
      <text:p text:style-name="P1"><text:s text:c="4"/>return 0;</text:p>
      <text:p text:style-name="P1">}</text:p>
      <text:p text:style-name="P3"/>
      <text:p text:style-name="P3">Результатом будет еще одна ошибка:</text:p>
      <text:p text:style-name="P3"/>
      <text:p text:style-name="P1">C:\VCProjects\Test.cpp(15) : error C2065: 'doOperation' : undeclared identifier</text:p>
      <text:p text:style-name="P3"/>
      <text:p text:style-name="P3">Существует два разных способа сообщить компилятору, какую версию doOperation() следует использовать.</text:p>
      <text:p text:style-name="P3"/>
      <text:h text:style-name="Heading_20_3" text:outline-level="3">Доступ к пространству имен через оператор разрешения области видимости (::)</text:h>
      <text:p text:style-name="P3"/>
      <text:p text:style-name="P3">Например:</text:p>
      <text:p text:style-name="P3"/>
      <text:p text:style-name="P1">int main(void)</text:p>
      <text:p text:style-name="P1">{</text:p>
      <text:p text:style-name="P1"><text:s text:c="4"/>std::cout &lt;&lt; Boo::doOperation(5, 4);</text:p>
      <text:p text:style-name="P1"><text:s text:c="4"/>return 0;</text:p>
      <text:p text:style-name="P1">}</text:p>
      <text:p text:style-name="P3"/>
      <text:p text:style-name="P3">Результат:</text:p>
      <text:p text:style-name="P3"/>
      <text:p text:style-name="P1">9</text:p>
      <text:p text:style-name="P3"/>
      <text:p text:style-name="P3">Если бы мы захотели использовать версию doOperation() из пространства имен Doo:</text:p>
      <text:p text:style-name="P3"/>
      <text:p text:style-name="P1"><text:soft-page-break/>int main(void)</text:p>
      <text:p text:style-name="P1">{</text:p>
      <text:p text:style-name="P1"><text:s text:c="4"/>std::cout &lt;&lt; Doo::doOperation(5, 4);</text:p>
      <text:p text:style-name="P1"><text:s text:c="4"/>return 0;</text:p>
      <text:p text:style-name="P1">}</text:p>
      <text:p text:style-name="P3"/>
      <text:p text:style-name="P3">Результат:</text:p>
      <text:p text:style-name="P3"/>
      <text:p text:style-name="P1">1</text:p>
      <text:p text:style-name="P3"/>
      <text:p text:style-name="P3">Также этот оператор можно использовать без какого-либо префикса (например, ::doOperation). В таком случае мы ссылаемся на глобальное пространство имен.</text:p>
      <text:p text:style-name="P3"/>
      <text:h text:style-name="Heading_20_3" text:outline-level="3">Пространства имен с одинаковыми названиями</text:h>
      <text:p text:style-name="P3"/>
      <text:p text:style-name="P3">Допускается объявление пространств имен в нескольких местах (либо в нескольких файлах, либо в нескольких местах внутри одного файла).</text:p>
      <text:p text:style-name="P3"/>
      <text:p text:style-name="P3">add.h:</text:p>
      <text:p text:style-name="P1">namespace DoMath</text:p>
      <text:p text:style-name="P1">{</text:p>
      <text:p text:style-name="P1"><text:s text:c="4"/>// Функция add() является частью пространства имен DoMath</text:p>
      <text:p text:style-name="P1"><text:s text:c="4"/>int add(int x, int y)</text:p>
      <text:p text:style-name="P1"><text:s text:c="4"/>{</text:p>
      <text:p text:style-name="P1"><text:s text:c="8"/>return x + y;</text:p>
      <text:p text:style-name="P1"><text:s text:c="4"/>}</text:p>
      <text:p text:style-name="P1">}</text:p>
      <text:p text:style-name="P3"/>
      <text:p text:style-name="P3">subtract.h:</text:p>
      <text:p text:style-name="P1">namespace DoMath</text:p>
      <text:p text:style-name="P1">{</text:p>
      <text:p text:style-name="P1"><text:s text:c="4"/>// Функция subtract() является частью пространства имен DoMath</text:p>
      <text:p text:style-name="P1"><text:s text:c="4"/>int subtract(int x, int y)</text:p>
      <text:p text:style-name="P1"><text:s text:c="4"/>{</text:p>
      <text:p text:style-name="P1"><text:s text:c="8"/>return x - y;</text:p>
      <text:p text:style-name="P1"><text:s text:c="4"/>}</text:p>
      <text:p text:style-name="P1">}</text:p>
      <text:p text:style-name="P3"/>
      <text:p text:style-name="P3">main.cpp:</text:p>
      <text:p text:style-name="P1">#include "add.h" // импортируем DoMath::add()</text:p>
      <text:p text:style-name="P1">#include "subtract.h" // импортируем DoMath::subtract()</text:p>
      <text:p text:style-name="P1"><text:s/></text:p>
      <text:p text:style-name="P1">int main(void)</text:p>
      <text:p text:style-name="P1">{</text:p>
      <text:p text:style-name="P1"><text:s text:c="4"/>std::cout &lt;&lt; DoMath::add(5, 4) &lt;&lt; '\n';</text:p>
      <text:p text:style-name="P1"><text:s text:c="4"/>std::cout &lt;&lt; DoMath::subtract(5, 4) &lt;&lt; '\n';</text:p>
      <text:p text:style-name="P1"><text:s/></text:p>
      <text:p text:style-name="P1"><text:s text:c="4"/>return 0;</text:p>
      <text:p text:style-name="P1">}</text:p>
      <text:p text:style-name="P3"/>
      <text:p text:style-name="P3"/>
      <text:h text:style-name="Heading_20_3" text:outline-level="3"><text:soft-page-break/>Псевдонимы и вложенные пространства имен</text:h>
      <text:p text:style-name="P3"/>
      <text:p text:style-name="P3">Одни пространства имен могут быть вложены в другие пространства имен. Например:</text:p>
      <text:p text:style-name="P3"/>
      <text:p text:style-name="P1">#include &lt;iostream&gt;</text:p>
      <text:p text:style-name="P1"><text:s/></text:p>
      <text:p text:style-name="P1">namespace Boo</text:p>
      <text:p text:style-name="P1">{</text:p>
      <text:p text:style-name="P1"><text:s text:c="4"/>namespace Doo</text:p>
      <text:p text:style-name="P1"><text:s text:c="4"/>{</text:p>
      <text:p text:style-name="P1"><text:s text:c="8"/>const int g_x = 7;</text:p>
      <text:p text:style-name="P1"><text:s text:c="4"/>}</text:p>
      <text:p text:style-name="P1">}</text:p>
      <text:p text:style-name="P1"><text:s/></text:p>
      <text:p text:style-name="P1">int main()</text:p>
      <text:p text:style-name="P1">{</text:p>
      <text:p text:style-name="P1"><text:s text:c="4"/>std::cout &lt;&lt; Boo::Doo::g_x;</text:p>
      <text:p text:style-name="P1"><text:s text:c="4"/>return 0;</text:p>
      <text:p text:style-name="P1">}</text:p>
      <text:p text:style-name="P3"/>
      <text:p text:style-name="P3">Обратите внимание, поскольку Doo находится внутри Boo, то доступ к g_x осуществляется через Boo::Doo::g_x.</text:p>
      <text:p text:style-name="P3">Так как это не всегда удобно и эффективно, то C++ позволяет создавать псевдонимы для пространств имен:</text:p>
      <text:p text:style-name="P3"/>
      <text:p text:style-name="P1">#include &lt;iostream&gt;</text:p>
      <text:p text:style-name="P1"><text:s/></text:p>
      <text:p text:style-name="P1">namespace Boo</text:p>
      <text:p text:style-name="P1">{</text:p>
      <text:p text:style-name="P1"><text:tab/>namespace Doo</text:p>
      <text:p text:style-name="P1"><text:tab/>{</text:p>
      <text:p text:style-name="P1"><text:tab/><text:tab/>const int g_x = 7;</text:p>
      <text:p text:style-name="P1"><text:tab/>}</text:p>
      <text:p text:style-name="P1">}</text:p>
      <text:p text:style-name="P1"><text:s/></text:p>
      <text:p text:style-name="P1">namespace Foo = Boo::Doo; // Foo теперь считается как Boo::Doo</text:p>
      <text:p text:style-name="P1"><text:s/></text:p>
      <text:p text:style-name="P1">int main()</text:p>
      <text:p text:style-name="P1">{</text:p>
      <text:p text:style-name="P1"><text:tab/>std::cout &lt;&lt; Foo::g_x; // это, на самом деле, Boo::Doo::g_x</text:p>
      <text:p text:style-name="P1"><text:tab/>return 0;</text:p>
      <text:p text:style-name="P1">}</text:p>
      <text:p text:style-name="P3"/>
      <text:p text:style-name="P3">Стоит отметить, что пространства имен в C++ не были разработаны, как способ реализации информационной иерархии — они были разработаны в качестве механизма предотвращения возникновения конфликтов имен. Как доказательство этому, вся Стандартная библиотека шаблонов находится в единственном пространстве имен std::.</text:p>
      <text:p text:style-name="P3">Вложенность пространств имен не рекомендуется использовать, так как при неумелом использовании увеличивается вероятность возникновения ошибок и дополнительно усложняется логика программы.</text:p>
      <text:p text:style-name="P3"/>
      <text:h text:style-name="Heading_20_2" text:outline-level="2"><text:soft-page-break/>using-стейтменты</text:h>
      <text:p text:style-name="P3"/>
      <text:h text:style-name="Heading_20_3" text:outline-level="3">Использование «using-объявления»</text:h>
      <text:p text:style-name="P3"/>
      <text:p text:style-name="P3">Вот программа «Hello, world!» с «using-объявлением» в строке №5:</text:p>
      <text:p text:style-name="P3"/>
      <text:p text:style-name="P1">#include &lt;iostream&gt;</text:p>
      <text:p text:style-name="P1"><text:s/></text:p>
      <text:p text:style-name="P1">int main()</text:p>
      <text:p text:style-name="P1">{</text:p>
      <text:p text:style-name="P1"><text:s text:c="3"/>using std::cout; // "using-объявление" сообщает компилятору, что cout следует обрабатывать, как std::cout</text:p>
      <text:p text:style-name="P1"><text:s text:c="3"/>cout &lt;&lt; "Hello, world!"; // и никакого префикса std:: уже здесь не нужно!</text:p>
      <text:p text:style-name="P1"><text:s text:c="3"/>return 0;</text:p>
      <text:p text:style-name="P1">}</text:p>
      <text:p text:style-name="P3"/>
      <text:p text:style-name="P3">Хотя этот способ является менее предпочтительным, чем использование префикса std::, он все же является абсолютно безопасным и приемлемым.</text:p>
      <text:p text:style-name="P3"/>
      <text:h text:style-name="Heading_20_3" text:outline-level="3">Использование «using-директивы»</text:h>
      <text:p text:style-name="P3"/>
      <text:p text:style-name="P3">Вот программа «Hello, world!» с «using-директивой» в строке №5:</text:p>
      <text:p text:style-name="P3"/>
      <text:p text:style-name="P1">#include &lt;iostream&gt;</text:p>
      <text:p text:style-name="P1"><text:s/></text:p>
      <text:p text:style-name="P1">int main()</text:p>
      <text:p text:style-name="P1">{</text:p>
      <text:p text:style-name="P1"><text:s text:c="3"/>using namespace std; // "using-директива" сообщает компилятору, что мы используем все объекты из пространства имен std!</text:p>
      <text:p text:style-name="P1"><text:s text:c="3"/>cout &lt;&lt; "Hello, world!"; // так что никакого префикса std:: здесь уже не нужно!</text:p>
      <text:p text:style-name="P1"><text:s text:c="3"/>return 0;</text:p>
      <text:p text:style-name="P1">}</text:p>
      <text:p text:style-name="P3"/>
      <text:p text:style-name="P3">Старайтесь избегать использования «using-директивы» (насколько это возможно).</text:p>
      <text:p text:style-name="P3"/>
      <text:h text:style-name="Heading_20_3" text:outline-level="3">Пример конфликта c «using-директивой»</text:h>
      <text:p text:style-name="P3"/>
      <text:p text:style-name="P3">Рассмотрим пример, где использование «using-директивы» создает неопределенность:</text:p>
      <text:p text:style-name="P3"/>
      <text:p text:style-name="P1">#include &lt;iostream&gt;</text:p>
      <text:p text:style-name="P1"><text:s/></text:p>
      <text:p text:style-name="P1">int cout() // объявляем нашу собственную функцию "cout" </text:p>
      <text:p text:style-name="P1">{</text:p>
      <text:p text:style-name="P1"><text:s text:c="4"/>return 4;</text:p>
      <text:p text:style-name="P1">}</text:p>
      <text:p text:style-name="P1"><text:s/></text:p>
      <text:p text:style-name="P1">int main()</text:p>
      <text:p text:style-name="P1">{</text:p>
      <text:p text:style-name="P1"><text:soft-page-break/><text:s text:c="4"/>using namespace std; // делаем std::cout доступным по "cout"</text:p>
      <text:p text:style-name="P1"><text:s text:c="4"/>cout &lt;&lt; "Hello, world!"; // какой cout компилятор здесь должен использовать? Тот, который из пространства имен std или тот, который мы определили выше?</text:p>
      <text:p text:style-name="P1"><text:s/></text:p>
      <text:p text:style-name="P1"><text:s text:c="4"/>return 0;</text:p>
      <text:p text:style-name="P1">}</text:p>
      <text:p text:style-name="P3"/>
      <text:h text:style-name="Heading_20_3" text:outline-level="3">Отмена/замена using-стейтментов</text:h>
      <text:p text:style-name="P3"/>
      <text:p text:style-name="P3">Как только один using-стейтмент был объявлен, его невозможно отменить или заменить другим using-стейтментом в пределах области видимости, в которой он был объявлен. Например:</text:p>
      <text:p text:style-name="P3"/>
      <text:p text:style-name="P1">int main()</text:p>
      <text:p text:style-name="P1">{</text:p>
      <text:p text:style-name="P1"><text:s text:c="4"/>using namespace Boo;</text:p>
      <text:p text:style-name="P1"><text:s/></text:p>
      <text:p text:style-name="P1"><text:s text:c="4"/>// Отменить «использование пространства имен Boo» здесь невозможно!</text:p>
      <text:p text:style-name="P1"><text:s text:c="4"/>// Также нет никакого способа заменить «using namespace Boo» на другой using-стейтмент</text:p>
      <text:p text:style-name="P1"><text:s/></text:p>
      <text:p text:style-name="P1"><text:s text:c="4"/>return 0;</text:p>
      <text:p text:style-name="P1">} // действие using namespace Boo заканчивается здесь</text:p>
      <text:p text:style-name="P3"/>
      <text:p text:style-name="P3">Лучшее, что вы можете сделать — это намеренно ограничить область применения using-стейтментов с самого начала, используя правила локальной области видимости:</text:p>
      <text:p text:style-name="P3"/>
      <text:p text:style-name="P1">int main()</text:p>
      <text:p text:style-name="P1">{</text:p>
      <text:p text:style-name="P1"><text:s text:c="4"/>{</text:p>
      <text:p text:style-name="P1"><text:s text:c="8"/>using namespace Boo;</text:p>
      <text:p text:style-name="P1"><text:s text:c="8"/>// Здесь всё относится к пространству имен Boo::</text:p>
      <text:p text:style-name="P1"><text:s text:c="4"/>} // действие using namespace Boo заканчивается здесь</text:p>
      <text:p text:style-name="P1"><text:s/></text:p>
      <text:p text:style-name="P1"><text:s text:c="4"/>{</text:p>
      <text:p text:style-name="P1"><text:s text:c="8"/>using namespace Foo;</text:p>
      <text:p text:style-name="P1"><text:s text:c="8"/>// Здесь всё относится к пространству имен Foo::</text:p>
      <text:p text:style-name="P1"><text:s text:c="4"/>} // действие using namespace Foo заканчивается здесь</text:p>
      <text:p text:style-name="P1"><text:s/></text:p>
      <text:p text:style-name="P1"><text:s text:c="4"/>return 0;</text:p>
      <text:p text:style-name="P1">}</text:p>
      <text:p text:style-name="P3"/>
      <text:p text:style-name="P3">Конечно, всей этой головной боли можно было бы избежать, просто использовав оператор разрешения области видимости (::).</text:p>
      <text:p text:style-name="P3"/>
      <text:h text:style-name="Heading_20_2" text:outline-level="2">Неявное преобразование типов данных</text:h>
      <text:p text:style-name="P3"/>
      <text:h text:style-name="Heading_20_3" text:outline-level="3">Преобразование типов</text:h>
      <text:p text:style-name="P3"/>
      <text:p text:style-name="P3"><text:soft-page-break/>Есть 2 основных способа преобразования типов:</text:p>
      <text:list xml:id="list3336037288" text:style-name="L5">
        <text:list-item>
          <text:p text:style-name="P15">Неявное преобразование типов, когда компилятор автоматически конвертирует один фундаментальный тип данных в другой.</text:p>
        </text:list-item>
        <text:list-item>
          <text:p text:style-name="P15">Явное преобразование типов, когда разработчик использует один из операторов явного преобразования для выполнения конвертации объекта из одного типа данных в другой.</text:p>
        </text:list-item>
      </text:list>
      <text:p text:style-name="P3"/>
      <text:h text:style-name="Heading_20_3" text:outline-level="3">Неявное преобразование типов</text:h>
      <text:p text:style-name="P3"/>
      <text:p text:style-name="P3">Неявное преобразование типов (или «автоматическое преобразование типов») выполняется всякий раз, когда требуется один фундаментальный тип данных, но предоставляется другой, и пользователь не указывает компилятору, как выполнить конвертацию (не использует явное преобразование типов через операторы явного преобразования).</text:p>
      <text:p text:style-name="P3"/>
      <text:p text:style-name="P3">Есть 2 основных способа неявного преобразования типов:</text:p>
      <text:list xml:id="list710586271" text:style-name="L6">
        <text:list-item>
          <text:p text:style-name="P16">числовое расширение;</text:p>
        </text:list-item>
        <text:list-item>
          <text:p text:style-name="P16">числовая конверсия.</text:p>
        </text:list-item>
      </text:list>
      <text:p text:style-name="P3"/>
      <text:h text:style-name="Heading_20_3" text:outline-level="3">Числовое расширение</text:h>
      <text:p text:style-name="P3"/>
      <text:p text:style-name="P3">Когда значение из одного типа данных конвертируется в другой тип данных побольше (по размеру и по диапазону значений), то это называется числовым расширением. Например, тип int может быть расширен в тип long, а тип float может быть расширен в тип double:</text:p>
      <text:p text:style-name="P3"/>
      <text:p text:style-name="P1">long l(65); // расширяем значение типа int (65) в тип long</text:p>
      <text:p text:style-name="P1">double d(0.11f); // расширяем значение типа float (0.11) в тип double</text:p>
      <text:p text:style-name="P3"/>
      <text:p text:style-name="P3">В языке C++ есть два варианта расширений:</text:p>
      <text:list xml:id="list1221061516" text:style-name="L7">
        <text:list-item>
          <text:p text:style-name="P17">Интегральное расширение (или «целочисленное расширение»). Включает в себя преобразование целочисленных типов, меньших, чем int (bool, char, unsigned char, signed char, unsigned short, signed short) в int (если это возможно) или unsigned int.</text:p>
        </text:list-item>
        <text:list-item>
          <text:p text:style-name="P17">Расширение типа с плавающей точкой. Конвертация из типа float в тип double.</text:p>
        </text:list-item>
      </text:list>
      <text:p text:style-name="P3"/>
      <text:p text:style-name="P3">Важно: Числовые расширения всегда безопасны и не приводят к потере данных.</text:p>
      <text:p text:style-name="P3"/>
      <text:h text:style-name="Heading_20_3" text:outline-level="3">Числовые конверсии</text:h>
      <text:p text:style-name="P3"/>
      <text:p text:style-name="P3">Когда мы конвертируем значение из более крупного типа данных в аналогичный, но более мелкий тип данных, или конвертация происходит между разными типами данных, то это называется числовой конверсией. Например:</text:p>
      <text:p text:style-name="P3"/>
      <text:p text:style-name="P1">double d = 4; // конвертируем 4 (тип int) в double</text:p>
      <text:p text:style-name="P1">short s = 3; // конвертируем 3 (тип int) в short</text:p>
      <text:p text:style-name="P3"/>
      <text:p text:style-name="P3">В отличие от расширений, которые всегда безопасны, конверсии могут (но не всегда) привести к потере данных. Поэтому в любой программе, где выполняется неявная конверсия, компилятор будет выдавать предупреждение.</text:p>
      <text:p text:style-name="P3"/>
      <text:h text:style-name="Heading_20_3" text:outline-level="3"><text:soft-page-break/>Обработка арифметических выражений</text:h>
      <text:p text:style-name="P3"/>
      <text:p text:style-name="P3">При обработке выражений компилятор разбивает каждое выражение на отдельные подвыражения. Арифметические операторы требуют, чтобы их операнды были одного типа данных. Чтобы это гарантировать, компилятор использует следующие правила:</text:p>
      <text:list xml:id="list4096457918" text:style-name="L8">
        <text:list-item>
          <text:p text:style-name="P18">Если операндом является целое число меньше (по размеру/диапазону) типа int, то оно подвергается интегральному расширению в int или в unsigned int.</text:p>
        </text:list-item>
        <text:list-item>
          <text:p text:style-name="P18">Если операнды разных типов данных, то компилятор вычисляет операнд с наивысшим приоритетом и неявно конвертирует тип другого операнда в такой же тип, как у первого.</text:p>
        </text:list-item>
      </text:list>
      <text:p text:style-name="P3">Приоритет типов операндов:</text:p>
      <text:list xml:id="list2232923881" text:style-name="L9">
        <text:list-item>
          <text:p text:style-name="P19">long double (самый высокий);</text:p>
        </text:list-item>
        <text:list-item>
          <text:p text:style-name="P19">double;</text:p>
        </text:list-item>
        <text:list-item>
          <text:p text:style-name="P19">float;</text:p>
        </text:list-item>
        <text:list-item>
          <text:p text:style-name="P19">unsigned long long;</text:p>
        </text:list-item>
        <text:list-item>
          <text:p text:style-name="P19">long long;</text:p>
        </text:list-item>
        <text:list-item>
          <text:p text:style-name="P19">unsigned long;</text:p>
        </text:list-item>
        <text:list-item>
          <text:p text:style-name="P19">long;</text:p>
        </text:list-item>
        <text:list-item>
          <text:p text:style-name="P19">unsigned int;</text:p>
        </text:list-item>
        <text:list-item>
          <text:p text:style-name="P19">int (самый низкий).</text:p>
        </text:list-item>
      </text:list>
      <text:p text:style-name="P3"/>
      <text:p text:style-name="P3">Мы можем использовать оператор typeid (который находится в заголовочном файле typeinfo), чтобы узнать решающий тип в выражении.</text:p>
      <text:p text:style-name="P3">В следующем примере у нас есть две переменные типа short:</text:p>
      <text:p text:style-name="P3"/>
      <text:p text:style-name="P1">#include &lt;iostream&gt;</text:p>
      <text:p text:style-name="P1">#include &lt;typeinfo&gt; // для typeid</text:p>
      <text:p text:style-name="P1"><text:s/></text:p>
      <text:p text:style-name="P1">int main()</text:p>
      <text:p text:style-name="P1">{</text:p>
      <text:p text:style-name="P1"><text:s text:c="4"/>short x(3);</text:p>
      <text:p text:style-name="P1"><text:s text:c="4"/>short y(6);</text:p>
      <text:p text:style-name="P1"><text:s text:c="4"/>std::cout &lt;&lt; typeid(x + y).name() &lt;&lt; " " &lt;&lt; x + y &lt;&lt; std::endl; // вычисляем решающий тип данных в выражении x + y</text:p>
      <text:p text:style-name="P1"><text:s/></text:p>
      <text:p text:style-name="P1"><text:s text:c="4"/>return 0;</text:p>
      <text:p text:style-name="P1">}</text:p>
      <text:p text:style-name="P3"/>
      <text:p text:style-name="P3">Поскольку значениями переменных типа short являются целые числа и тип short меньше (по размеру/диапазону) типа int, то он подвергается интегральному расширению в тип int. Результатом сложения двух int-ов будет тип int:</text:p>
      <text:p text:style-name="P3"/>
      <text:p text:style-name="P1">int 9</text:p>
      <text:p text:style-name="P3"/>
      <text:p text:style-name="P3">Рассмотрим другой случай:</text:p>
      <text:p text:style-name="P3"/>
      <text:p text:style-name="P1">#include &lt;iostream&gt;</text:p>
      <text:p text:style-name="P1">#include &lt;typeinfo&gt; // для typeid()</text:p>
      <text:p text:style-name="P1"><text:s/></text:p>
      <text:p text:style-name="P1">int main()</text:p>
      <text:p text:style-name="P1">{</text:p>
      <text:p text:style-name="P1"><text:s text:c="4"/>double a(3.0);</text:p>
      <text:p text:style-name="P1"><text:soft-page-break/><text:s text:c="4"/>short b(2);</text:p>
      <text:p text:style-name="P1"><text:s text:c="4"/>std::cout &lt;&lt; typeid(a + b).name() &lt;&lt; " " &lt;&lt; a + b &lt;&lt; std::endl; // вычисляем решающий тип данных в выражении a + b</text:p>
      <text:p text:style-name="P1"><text:s/></text:p>
      <text:p text:style-name="P1"><text:s text:c="4"/>return 0;</text:p>
      <text:p text:style-name="P1">}</text:p>
      <text:p text:style-name="P3"/>
      <text:p text:style-name="P3">Здесь short подвергается интегральному расширению в int. Однако int и double по-прежнему не совпадают. Поскольку double находится выше в иерархии типов, то целое число 2 преобразовывается в 2.0 (тип double), и сложение двух чисел типа double дадут число типа double:</text:p>
      <text:p text:style-name="P3"/>
      <text:p text:style-name="P1">double 5</text:p>
      <text:p text:style-name="P3"/>
      <text:p text:style-name="P3">С этой иерархией иногда могут возникать интересные ситуации, например:</text:p>
      <text:p text:style-name="P3"/>
      <text:p text:style-name="P1">#include &lt;iostream&gt;</text:p>
      <text:p text:style-name="P1"><text:s/></text:p>
      <text:p text:style-name="P1">int main()</text:p>
      <text:p text:style-name="P1">{</text:p>
      <text:p text:style-name="P1"><text:tab/>std::cout &lt;&lt; 5u - 10; // 5u означает значение 5 типа unsigned int</text:p>
      <text:p text:style-name="P1"><text:s/></text:p>
      <text:p text:style-name="P1"><text:tab/>return 0;</text:p>
      <text:p text:style-name="P1">}</text:p>
      <text:p text:style-name="P3"/>
      <text:p text:style-name="P3">Ожидается, что результатом выражения 5u − 10 будет -5, поскольку 5 − 10 = -5, но результат:</text:p>
      <text:p text:style-name="P3"/>
      <text:p text:style-name="P1">4294967291</text:p>
      <text:p text:style-name="P3"/>
      <text:p text:style-name="P3">Здесь значение signed int (10) подвергается расширению в unsigned int (которое имеет более высокий приоритет), и выражение вычисляется как unsigned int. А поскольку unsigned — это только положительные числа, то происходит переполнение, и мы имеем то, что имеем.</text:p>
      <text:p text:style-name="P3">Это одна из тех многих веских причин избегать использования типа unsigned int вообще.</text:p>
      <text:p text:style-name="P3"/>
      <text:h text:style-name="Heading_20_2" text:outline-level="2">Явное преобразование типов данных</text:h>
      <text:p text:style-name="P3"/>
      <text:h text:style-name="Heading_20_3" text:outline-level="3">Операторы явного преобразования типов данных</text:h>
      <text:p text:style-name="P3"/>
      <text:p text:style-name="P3">В языке C++ есть 5 видов операций явного преобразования типов:</text:p>
      <text:p text:style-name="P3"/>
      <text:list xml:id="list163377004" text:style-name="L10">
        <text:list-item>
          <text:p text:style-name="P20">конвертация C-style;</text:p>
        </text:list-item>
      </text:list>
      <text:list xml:id="list46637226" text:style-name="L11">
        <text:list-item>
          <text:p text:style-name="P21">применение оператора static_cast;</text:p>
        </text:list-item>
        <text:list-item>
          <text:p text:style-name="P21">применение оператора const_cast;</text:p>
        </text:list-item>
        <text:list-item>
          <text:p text:style-name="P21">применение оператора dynamic_cast;</text:p>
        </text:list-item>
        <text:list-item>
          <text:p text:style-name="P21">применение оператора reinterpret_cast.</text:p>
        </text:list-item>
      </text:list>
      <text:p text:style-name="P3"/>
      <text:p text:style-name="P3">Правило: Избегайте использования const_cast и reinterpret_cast, если у вас нет на это веских причин.</text:p>
      <text:p text:style-name="P3"/>
      <text:h text:style-name="Heading_20_3" text:outline-level="3"><text:soft-page-break/>Конвертация C-style</text:h>
      <text:p text:style-name="P3"/>
      <text:p text:style-name="P1">int i1 = 11;</text:p>
      <text:p text:style-name="P1">int i2 = 3;</text:p>
      <text:p text:style-name="P1">float x = (float)i1 / i2;</text:p>
      <text:p text:style-name="P3"/>
      <text:p text:style-name="P3"><text:span text:style-name="T11">И</text:span>спользу<text:span text:style-name="T11">юия</text:span> круглые скобки, чтобы сообщить компилятору о необходимости преобразования переменной i1 (типа int) в тип float. Поскольку переменная i1 станет типа float, то i2 также затем автоматически преобразуется в тип float, и выполнится деление типа с плавающей точкой!</text:p>
      <text:p text:style-name="P3">Конвертация C-style не проверяется компилятором во время компиляции.</text:p>
      <text:p text:style-name="P3">Правило: Не используйте конвертацию C-style.</text:p>
      <text:p text:style-name="P3"/>
      <text:h text:style-name="Heading_20_3" text:outline-level="3">Оператор static_cast</text:h>
      <text:p text:style-name="P3"/>
      <text:p text:style-name="P1">char c = 97;</text:p>
      <text:p text:style-name="P1">std::cout &lt;&lt; static_cast&lt;int&gt;(c) &lt;&lt; std::endl; // в результате выведется 97, а не 'a'</text:p>
      <text:p text:style-name="P3"/>
      <text:p text:style-name="P3">Оператор static_cast лучше всего использовать для конвертации одного фундаментального типа данных в другой:</text:p>
      <text:p text:style-name="P3"/>
      <text:p text:style-name="P1">int i1 = 11;</text:p>
      <text:p text:style-name="P1">int i2 = 3;</text:p>
      <text:p text:style-name="P1">float x = static_cast&lt;float&gt;(i1) / i2;</text:p>
      <text:p text:style-name="P3"/>
      <text:p text:style-name="P10">Основным преимуществом оператора static_cast является проверка его выполнения компилятором во время компиляции, что усложняет возможность возникновения непреднамеренных проблем.</text:p>
      <text:p text:style-name="P3"/>
      <text:h text:style-name="Heading_20_2" text:outline-level="2">Введение в std::string</text:h>
      <text:p text:style-name="P3"/>
      <text:h text:style-name="Heading_20_3" text:outline-level="3">Тип данных string</text:h>
      <text:p text:style-name="P3"/>
      <text:p text:style-name="P3">Чтобы иметь возможность использовать строки в C++, сначала нужно подключить заголовочный файл string:</text:p>
      <text:p text:style-name="P3"/>
      <text:p text:style-name="P1">#include &lt;string&gt;</text:p>
      <text:p text:style-name="P1"><text:s/></text:p>
      <text:p text:style-name="P1">// ... </text:p>
      <text:p text:style-name="P1">std::string name;</text:p>
      <text:p text:style-name="P1">// ...</text:p>
      <text:p text:style-name="P3"/>
      <text:p text:style-name="P3">Как и с обычными переменными, мы можем инициализировать переменные типа string или присваивать им значения:</text:p>
      <text:p text:style-name="P3"/>
      <text:p text:style-name="P1">std::string name("Sasha"); // инициализируем переменную name строковым литералом "Sasha"</text:p>
      <text:p text:style-name="P1">name = "Masha"; // присваиваем переменной name строковый литерал "Masha"</text:p>
      <text:p text:style-name="P3"><text:soft-page-break/></text:p>
      <text:p text:style-name="P3">Строки также могут содержать числа:</text:p>
      <text:p text:style-name="P3"/>
      <text:p text:style-name="P1">std::string myID("34"); // "34" здесь - это не целое число 34!</text:p>
      <text:p text:style-name="P3"/>
      <text:p text:style-name="P3">Стоит отметить, что присваиваемые числа тип string обрабатывает как текст, а не как числа, и, следовательно, ими нельзя манипулировать как обычными числами (например, вы не сможете выполнять с ними арифметические операции). Язык C++ автоматически не преобразовывает их в значения целочисленных типов или типов с плавающей точкой.</text:p>
      <text:p text:style-name="P3"/>
      <text:h text:style-name="Heading_20_3" text:outline-level="3">Ввод/вывод строк</text:h>
      <text:p text:style-name="P3"/>
      <text:p text:style-name="P3">Строки можно выводить с помощью std::cout:</text:p>
      <text:p text:style-name="P3"/>
      <text:p text:style-name="P1">#include &lt;iostream&gt;</text:p>
      <text:p text:style-name="P1">#include &lt;string&gt;</text:p>
      <text:p text:style-name="P1"><text:s/></text:p>
      <text:p text:style-name="P1">int main()</text:p>
      <text:p text:style-name="P1">{</text:p>
      <text:p text:style-name="P1"><text:s text:c="4"/>std::string name("Sasha");</text:p>
      <text:p text:style-name="P1"><text:s text:c="4"/>std::cout &lt;&lt; "My name is " &lt;&lt; name;</text:p>
      <text:p text:style-name="P1"><text:s/></text:p>
      <text:p text:style-name="P1"><text:s text:c="4"/>return 0;</text:p>
      <text:p text:style-name="P1">}</text:p>
      <text:p text:style-name="P3"/>
      <text:p text:style-name="P3">Результат выполнения программы:</text:p>
      <text:p text:style-name="P3"/>
      <text:p text:style-name="P1">My name is Sasha</text:p>
      <text:p text:style-name="P3"/>
      <text:p text:style-name="P3">А вот с std::cin дела обстоят несколько иначе. Рассмотрим следующий пример:</text:p>
      <text:p text:style-name="P3"/>
      <text:p text:style-name="P1">#include &lt;iostream&gt;</text:p>
      <text:p text:style-name="P1">#include &lt;string&gt;</text:p>
      <text:p text:style-name="P1"><text:s/></text:p>
      <text:p text:style-name="P1">int main()</text:p>
      <text:p text:style-name="P1">{</text:p>
      <text:p text:style-name="P1"><text:s text:c="4"/>std::cout &lt;&lt; "Enter your full name: ";</text:p>
      <text:p text:style-name="P1"><text:s text:c="4"/>std::string myName;</text:p>
      <text:p text:style-name="P1"><text:s text:c="4"/>std::cin &gt;&gt; myName; // это будет работать не так, как ожидается, поскольку извлечение данных из потока std::cin останавливается на первом пробеле</text:p>
      <text:p text:style-name="P1"><text:s/></text:p>
      <text:p text:style-name="P1"><text:s text:c="4"/>std::cout &lt;&lt; "Enter your age: ";</text:p>
      <text:p text:style-name="P1"><text:s text:c="4"/>std::string myAge;</text:p>
      <text:p text:style-name="P1"><text:s text:c="4"/>std::cin &gt;&gt; myAge;</text:p>
      <text:p text:style-name="P1"><text:s/></text:p>
      <text:p text:style-name="P1"><text:s text:c="4"/>std::cout &lt;&lt; "Your name is " &lt;&lt; myName &lt;&lt; " and your age is " &lt;&lt; myAge;</text:p>
      <text:p text:style-name="P1">}</text:p>
      <text:p text:style-name="P3"/>
      <text:p text:style-name="P3">Результат выполнения программы:</text:p>
      <text:p text:style-name="P3"/>
      <text:p text:style-name="P1">Enter your full name: Sasha Mak</text:p>
      <text:p text:style-name="P1"><text:soft-page-break/>Enter your age: Your name is Sasha and your age is Mak</text:p>
      <text:p text:style-name="P3"/>
      <text:p text:style-name="P10">Что же случилось? Оказывается, оператор извлечения (&gt;&gt;) возвращает символы из входного потока данных только до первого пробела. Все остальные символы остаются внутри cin, ожидая следующего извлечения.</text:p>
      <text:p text:style-name="P3"/>
      <text:h text:style-name="Heading_20_3" text:outline-level="3">Использование std::getline()</text:h>
      <text:p text:style-name="P3">Чтобы извлечь полную строку из входного потока данных (вместе с пробелами), используйте функцию std::getline(). Она принимает два параметра: первый — std::cin, второй — переменная типа string.</text:p>
      <text:p text:style-name="P3">Вот программа, приведенная выше, но уже с использованием std::getline():</text:p>
      <text:p text:style-name="P3"/>
      <text:p text:style-name="P1">#include &lt;iostream&gt;</text:p>
      <text:p text:style-name="P1">#include &lt;string&gt;</text:p>
      <text:p text:style-name="P1"><text:s/></text:p>
      <text:p text:style-name="P1">int main()</text:p>
      <text:p text:style-name="P1">{</text:p>
      <text:p text:style-name="P1"><text:s text:c="4"/>std::cout &lt;&lt; "Enter your full name: ";</text:p>
      <text:p text:style-name="P1"><text:s text:c="4"/>std::string myName;</text:p>
      <text:p text:style-name="P1"><text:s text:c="4"/>std::getline(std::cin, myName); // полностью извлекаем строку в переменную myName</text:p>
      <text:p text:style-name="P1"><text:s/></text:p>
      <text:p text:style-name="P1"><text:s text:c="4"/>std::cout &lt;&lt; "Enter your age: ";</text:p>
      <text:p text:style-name="P1"><text:s text:c="4"/>std::string myAge;</text:p>
      <text:p text:style-name="P1"><text:s text:c="4"/>std::getline(std::cin, myAge); // полностью извлекаем строку в переменную myAge</text:p>
      <text:p text:style-name="P1"><text:s/></text:p>
      <text:p text:style-name="P1"><text:s text:c="4"/>std::cout &lt;&lt; "Your name is " &lt;&lt; myName &lt;&lt; " and your age is " &lt;&lt; myAge;</text:p>
      <text:p text:style-name="P1">}</text:p>
      <text:p text:style-name="P3"/>
      <text:p text:style-name="P3">Теперь работает как надо:</text:p>
      <text:p text:style-name="P3"/>
      <text:p text:style-name="P1">Enter your full name: Sasha Mak</text:p>
      <text:p text:style-name="P1">Enter your age: 25</text:p>
      <text:p text:style-name="P1">Your name is Sasha Mak and your age is 25</text:p>
      <text:p text:style-name="P3"/>
      <text:h text:style-name="Heading_20_3" text:outline-level="3">Использование std::getline() c std::cin</text:h>
      <text:p text:style-name="P3"/>
      <text:p text:style-name="P3">Извлечение данных из std::cin с помощью std::getline() иногда может приводить к неожиданным результатам. Например, рассмотрим следующую программу:</text:p>
      <text:p text:style-name="P3"/>
      <text:p text:style-name="P1">#include &lt;iostream&gt;</text:p>
      <text:p text:style-name="P1">#include &lt;string&gt;</text:p>
      <text:p text:style-name="P1"><text:s/></text:p>
      <text:p text:style-name="P1">int main()</text:p>
      <text:p text:style-name="P1">{</text:p>
      <text:p text:style-name="P1"><text:s text:c="4"/>std::cout &lt;&lt; "Pick 1 or 2: ";</text:p>
      <text:p text:style-name="P1"><text:s text:c="4"/>int choice;</text:p>
      <text:p text:style-name="P1"><text:s text:c="4"/>std::cin &gt;&gt; choice;</text:p>
      <text:p text:style-name="P1"><text:s/></text:p>
      <text:p text:style-name="P1"><text:s text:c="4"/>std::cout &lt;&lt; "Now enter your name: ";</text:p>
      <text:p text:style-name="P1"><text:soft-page-break/><text:s text:c="4"/>std::string myName;</text:p>
      <text:p text:style-name="P1"><text:s text:c="4"/>std::getline(std::cin, myName);</text:p>
      <text:p text:style-name="P1"><text:s/></text:p>
      <text:p text:style-name="P1"><text:s text:c="4"/>std::cout &lt;&lt; "Hello, " &lt;&lt; myName &lt;&lt; ", you picked " &lt;&lt; choice &lt;&lt; '\n';</text:p>
      <text:p text:style-name="P1"><text:s/></text:p>
      <text:p text:style-name="P1"><text:s text:c="4"/>return 0;</text:p>
      <text:p text:style-name="P1">}</text:p>
      <text:p text:style-name="P3"/>
      <text:p text:style-name="P3">Возможно, вы удивитесь, но когда вы запустите эту программу, и она попросит вас ввести ваше имя, она не будет ожидать вашего ввода, а сразу выведет результат (просто пробел вместо вашего имени)!</text:p>
      <text:p text:style-name="P3">Пробный запуск программы:</text:p>
      <text:p text:style-name="P3"/>
      <text:p text:style-name="P1">Pick 1 or 2: 2</text:p>
      <text:p text:style-name="P1">Now enter your name: Hello, , you picked 2</text:p>
      <text:p text:style-name="P3"/>
      <text:p text:style-name="P3">Почему так? Оказывается, когда вы вводите числовое значение, поток cin захватывает вместе с вашим числом и символ новой строки. Поэтому, когда мы ввели 2, cin фактически получил 2\n. Затем он извлек значение 2 в переменную, оставляя \n (символ новой строки) во входном потоке. Затем, когда std::getline() извлекает данные для myName, он видит в потоке \n и думает, что мы, должно быть, ввели просто пустую строку!</text:p>
      <text:p text:style-name="P3">Хорошей практикой является удалять из входного потока данных символ новой строки. Это можно сделать следующим образом:</text:p>
      <text:p text:style-name="P3"/>
      <text:p text:style-name="P1">std::cin.ignore(32767, '\n'); // игнорируем символы перевода строки "\n" во входящем потоке длиной 32767 символов</text:p>
      <text:p text:style-name="P3"/>
      <text:p text:style-name="P3">Если мы вставим эту строку непосредственно после получения входных данных, то символ новой строки будет удален из входного потока, и программа будет работать должным образом:</text:p>
      <text:p text:style-name="P3"/>
      <text:p text:style-name="P1">#include &lt;iostream&gt;</text:p>
      <text:p text:style-name="P1">#include &lt;string&gt;</text:p>
      <text:p text:style-name="P1"><text:s/></text:p>
      <text:p text:style-name="P1">int main()</text:p>
      <text:p text:style-name="P1">{</text:p>
      <text:p text:style-name="P1"><text:tab/>std::cout &lt;&lt; "Pick 1 or 2: ";</text:p>
      <text:p text:style-name="P1"><text:tab/>int choice;</text:p>
      <text:p text:style-name="P1"><text:tab/>std::cin &gt;&gt; choice;</text:p>
      <text:p text:style-name="P1"><text:s/></text:p>
      <text:p text:style-name="P1"><text:tab/>std::cin.ignore(32767, '\n'); // удаляем символ новой строки из входного потока данных</text:p>
      <text:p text:style-name="P1"><text:s/></text:p>
      <text:p text:style-name="P1"><text:tab/>std::cout &lt;&lt; "Now enter your name: ";</text:p>
      <text:p text:style-name="P1"><text:tab/>std::string myName;</text:p>
      <text:p text:style-name="P1"><text:tab/>std::getline(std::cin, myName);</text:p>
      <text:p text:style-name="P1"><text:s/></text:p>
      <text:p text:style-name="P1"><text:tab/>std::cout &lt;&lt; "Hello, " &lt;&lt; myName &lt;&lt; ", you picked " &lt;&lt; choice &lt;&lt; '\n';</text:p>
      <text:p text:style-name="P1"><text:s/></text:p>
      <text:p text:style-name="P1"><text:tab/>return 0;</text:p>
      <text:p text:style-name="P1">}</text:p>
      <text:p text:style-name="P3"/>
      <text:p text:style-name="P3"><text:soft-page-break/>Правило: При вводе числовых значений не забывайте удалять символ новой строки из входного потока данных с помощью std::cin.ignore().</text:p>
      <text:p text:style-name="P3"/>
      <text:h text:style-name="Heading_20_3" text:outline-level="3">Добавление строк</text:h>
      <text:p text:style-name="P3"/>
      <text:p text:style-name="P3">Вы можете использовать оператор + для объединения двух строк или оператор += для добавления одной строки к другой.</text:p>
      <text:p text:style-name="P3">В следующей программе мы протестируем эти два оператора, а также покажем, что произойдет, если вы попытаетесь использовать оператор + для соединения двух числовых строк:</text:p>
      <text:p text:style-name="P3"/>
      <text:p text:style-name="P1">#include &lt;iostream&gt;</text:p>
      <text:p text:style-name="P1">#include &lt;string&gt;</text:p>
      <text:p text:style-name="P1"><text:s/></text:p>
      <text:p text:style-name="P1">int main()</text:p>
      <text:p text:style-name="P1">{</text:p>
      <text:p text:style-name="P1"><text:s text:c="4"/>std::string x("44");</text:p>
      <text:p text:style-name="P1"><text:s text:c="4"/>std::string y("12");</text:p>
      <text:p text:style-name="P1"><text:s/></text:p>
      <text:p text:style-name="P1"><text:s text:c="4"/>std::cout &lt;&lt; x + y &lt;&lt; "\n"; // объединяем строки x и y (а не складываем числа)</text:p>
      <text:p text:style-name="P1"><text:s text:c="4"/>x += " cats";</text:p>
      <text:p text:style-name="P1"><text:s text:c="4"/>std::cout &lt;&lt; x;</text:p>
      <text:p text:style-name="P1"><text:s/></text:p>
      <text:p text:style-name="P1"><text:s text:c="4"/>return 0;</text:p>
      <text:p text:style-name="P1">}</text:p>
      <text:p text:style-name="P3"/>
      <text:p text:style-name="P3">Результат выполнения программы:</text:p>
      <text:p text:style-name="P3"/>
      <text:p text:style-name="P1">4412</text:p>
      <text:p text:style-name="P1">44 cats</text:p>
      <text:p text:style-name="P3"/>
      <text:p text:style-name="P3">Обратите внимание, оператор + объединил две числовые строки в одну (44 + 12 = 4412). Он не складывал эти строки как числа.</text:p>
      <text:p text:style-name="P3"/>
      <text:h text:style-name="Heading_20_3" text:outline-level="3">Длина строк</text:h>
      <text:p text:style-name="P3"/>
      <text:p text:style-name="P3">Чтобы узнать длину строки, мы можем сделать следующее:</text:p>
      <text:p text:style-name="P3"/>
      <text:p text:style-name="P1">#include &lt;iostream&gt;</text:p>
      <text:p text:style-name="P1">#include &lt;string&gt;</text:p>
      <text:p text:style-name="P1"><text:s/></text:p>
      <text:p text:style-name="P1">int main()</text:p>
      <text:p text:style-name="P1"><text:s/></text:p>
      <text:p text:style-name="P1">{</text:p>
      <text:p text:style-name="P1"><text:s text:c="4"/>std::string myName("Sasha");</text:p>
      <text:p text:style-name="P1"><text:s text:c="4"/>std::cout &lt;&lt; myName &lt;&lt; " has " &lt;&lt; myName.length() &lt;&lt; " characters\n";</text:p>
      <text:p text:style-name="P1"><text:s text:c="4"/>return 0;</text:p>
      <text:p text:style-name="P1">}</text:p>
      <text:p text:style-name="P3"/>
      <text:p text:style-name="P3">Результат выполнения программы:</text:p>
      <text:p text:style-name="P3"><text:soft-page-break/></text:p>
      <text:p text:style-name="P1">Sasha has 5 characters</text:p>
      <text:p text:style-name="P3"/>
      <text:p text:style-name="P3">Функция запроса длины строки не является обычной функцией как те, которые мы использовали ранее. Это особый тип функции класса std::string, который называется методом. </text:p>
      <text:p text:style-name="P3"/>
      <text:h text:style-name="Heading_20_2" text:outline-level="2">Перечисления</text:h>
      <text:p text:style-name="P3"/>
      <text:p text:style-name="P3">Язык C++ позволяет программистам создавать свои собственные (пользовательские) типы данных.</text:p>
      <text:p text:style-name="P3"/>
      <text:h text:style-name="Heading_20_3" text:outline-level="3">Перечисляемые типы</text:h>
      <text:p text:style-name="P3"/>
      <text:p text:style-name="P3">Перечисление (или «перечисляемый тип») — это тип данных, где любое значение (или «перечислитель») определяется как символьная константа. Объявить перечисление можно с помощью ключевого слова enum. Например:</text:p>
      <text:p text:style-name="P3"/>
      <text:p text:style-name="P1">// Объявляем новое перечисление Colors</text:p>
      <text:p text:style-name="P1">enum Colors</text:p>
      <text:p text:style-name="P1">{</text:p>
      <text:p text:style-name="P1"><text:s text:c="4"/>// Ниже находятся перечислители - все возможные значения этого типа данных</text:p>
      <text:p text:style-name="P1"><text:s text:c="4"/>// Каждый перечислитель отделяется запятой (НЕ точкой с запятой)</text:p>
      <text:p text:style-name="P1"><text:s text:c="4"/>COLOR_RED,</text:p>
      <text:p text:style-name="P1"><text:s text:c="4"/>COLOR_BROWN,</text:p>
      <text:p text:style-name="P1"><text:s text:c="4"/>COLOR_GRAY,</text:p>
      <text:p text:style-name="P1"><text:s text:c="4"/>COLOR_WHITE,</text:p>
      <text:p text:style-name="P1"><text:s text:c="4"/>COLOR_PINK,</text:p>
      <text:p text:style-name="P1"><text:s text:c="4"/>COLOR_ORANGE,</text:p>
      <text:p text:style-name="P1"><text:s text:c="4"/>COLOR_BLUE,</text:p>
      <text:p text:style-name="P1"><text:s text:c="4"/>COLOR_PURPLE, // о конечной запятой читайте ниже</text:p>
      <text:p text:style-name="P1">}; // однако сам enum должен заканчиваться точкой с запятой</text:p>
      <text:p text:style-name="P1"><text:s/></text:p>
      <text:p text:style-name="P1">// Определяем несколько переменных перечисляемого типа Colors</text:p>
      <text:p text:style-name="P1">Colors paint = COLOR_RED;</text:p>
      <text:p text:style-name="P1">Colors house(COLOR_GRAY);</text:p>
      <text:p text:style-name="P3"/>
      <text:p text:style-name="P3">Объявление перечислений не требует выделения памяти. Только когда переменная перечисляемого типа определена (например, как переменная paint в примере, приведенном выше), только тогда выделяется память для этой переменной.</text:p>
      <text:p text:style-name="P3"/>
      <text:h text:style-name="Heading_20_3" text:outline-level="3">Имена перечислений</text:h>
      <text:p text:style-name="P3"/>
      <text:p text:style-name="P3">Идентификаторы перечислений часто начинаются с заглавной буквы, а имена перечислителей вообще состоят только из заглавных букв. Поскольку перечислители вместе с перечислением находятся в едином пространстве имен, то имена перечислителей не могут повторяться в разных перечислениях:</text:p>
      <text:p text:style-name="P3"/>
      <text:p text:style-name="P1">enum Colors</text:p>
      <text:p text:style-name="P1">{</text:p>
      <text:p text:style-name="P1"><text:soft-page-break/><text:tab/>YELLOW,</text:p>
      <text:p text:style-name="P1"><text:tab/>BLACK, // BLACK находится в глобальном пространстве имен</text:p>
      <text:p text:style-name="P1"><text:tab/>PINK</text:p>
      <text:p text:style-name="P1">};</text:p>
      <text:p text:style-name="P1"><text:s/></text:p>
      <text:p text:style-name="P1">enum Feelings</text:p>
      <text:p text:style-name="P1">{</text:p>
      <text:p text:style-name="P1"><text:tab/>SAD,</text:p>
      <text:p text:style-name="P1"><text:tab/>ANGRY,</text:p>
      <text:p text:style-name="P1"><text:tab/>BLACK // получим ошибку, так как BLACK уже используется в enum Colors</text:p>
      <text:p text:style-name="P1">};</text:p>
      <text:p text:style-name="P3"/>
      <text:p text:style-name="P3">Распространено добавление названия перечисления в качестве префикса к перечислителям, например: ANIMAL_ или COLOR_, как для предотвращения конфликтов имен, так и в целях комментирования кода.</text:p>
      <text:p text:style-name="P3"/>
      <text:h text:style-name="Heading_20_3" text:outline-level="3">Значения перечислителей</text:h>
      <text:p text:style-name="P3"/>
      <text:p text:style-name="P3">Каждому перечислителю автоматически присваивается целочисленное значение в зависимости от его позиции в списке перечисления. По умолчанию, первому перечислителю присваивается целое число 0, а каждому следующему — на единицу больше, чем предыдущему:</text:p>
      <text:p text:style-name="P3"/>
      <text:p text:style-name="P1">#include &lt;iostream&gt;</text:p>
      <text:p text:style-name="P1"><text:s/></text:p>
      <text:p text:style-name="P1">enum Colors</text:p>
      <text:p text:style-name="P1">{</text:p>
      <text:p text:style-name="P1"><text:tab/>COLOR_YELLOW, // присваивается 0</text:p>
      <text:p text:style-name="P1"><text:tab/>COLOR_WHITE, // присваивается 1</text:p>
      <text:p text:style-name="P1"><text:tab/>COLOR_ORANGE, // присваивается 2</text:p>
      <text:p text:style-name="P1"><text:tab/>COLOR_GREEN, // присваивается 3</text:p>
      <text:p text:style-name="P1"><text:tab/>COLOR_RED, // присваивается 4</text:p>
      <text:p text:style-name="P1"><text:tab/>COLOR_GRAY, // присваивается 5</text:p>
      <text:p text:style-name="P1"><text:tab/>COLOR_PURPLE, // присваивается 6</text:p>
      <text:p text:style-name="P1"><text:tab/>COLOR_BROWN // присваивается 7</text:p>
      <text:p text:style-name="P1">};</text:p>
      <text:p text:style-name="P1"><text:s/></text:p>
      <text:p text:style-name="P1">int main()</text:p>
      <text:p text:style-name="P1">{</text:p>
      <text:p text:style-name="P1"><text:tab/>Colors paint(COLOR_RED);</text:p>
      <text:p text:style-name="P1"><text:tab/>std::cout &lt;&lt; paint;</text:p>
      <text:p text:style-name="P1"><text:s/></text:p>
      <text:p text:style-name="P1"><text:tab/>return 0;</text:p>
      <text:p text:style-name="P1">}</text:p>
      <text:p text:style-name="P3"/>
      <text:p text:style-name="P3">Результат выполнения программы:</text:p>
      <text:p text:style-name="P3"/>
      <text:p text:style-name="P1">4</text:p>
      <text:p text:style-name="P3"/>
      <text:p text:style-name="P3">Можно и самому определять значения перечислителей. Они могут быть как положительными, так и отрицательными, или вообще иметь аналогичные другим <text:soft-page-break/>перечислителям значения. Любые, не определенные вами перечислители, будут иметь значения на единицу больше, чем значения предыдущих перечислителей. Например:</text:p>
      <text:p text:style-name="P3"/>
      <text:p text:style-name="P1">// Определяем новый перечисляемый тип Animals</text:p>
      <text:p text:style-name="P1">enum Animals</text:p>
      <text:p text:style-name="P1">{</text:p>
      <text:p text:style-name="P1"><text:s text:c="4"/>ANIMAL_PIG = -4,</text:p>
      <text:p text:style-name="P1"><text:s text:c="4"/>ANIMAL_LION, // присваивается -3</text:p>
      <text:p text:style-name="P1"><text:s text:c="4"/>ANIMAL_CAT, // присваивается -2</text:p>
      <text:p text:style-name="P1"><text:s text:c="4"/>ANIMAL_HORSE = 6,</text:p>
      <text:p text:style-name="P1"><text:s text:c="4"/>ANIMAL_ZEBRA = 6, // имеет то же значение, что и ANIMAL_HORSE</text:p>
      <text:p text:style-name="P1"><text:s text:c="4"/>ANIMAL_COW // присваивается 7</text:p>
      <text:p text:style-name="P1">};</text:p>
      <text:p text:style-name="P3"/>
      <text:p text:style-name="P3">Обратите внимание, ANIMAL_HORSE и ANIMAL_ZEBRA имеют одинаковые значения. Хотя C++ это не запрещает, присваивать одно значение нескольким перечислителям в одном перечислении не рекомендуется.</text:p>
      <text:p text:style-name="P3"/>
      <text:h text:style-name="Heading_20_3" text:outline-level="3">Обработка перечислений</text:h>
      <text:p text:style-name="P3"/>
      <text:p text:style-name="P3">Поскольку значениями перечислителей являются целые числа, то их можно присваивать целочисленным переменным, а также выводить в консоль (как переменные типа int):</text:p>
      <text:p text:style-name="P3"/>
      <text:p text:style-name="P1">#include &lt;iostream&gt;</text:p>
      <text:p text:style-name="P1"><text:s/></text:p>
      <text:p text:style-name="P1">// Определяем новый перечисляемый тип Animals</text:p>
      <text:p text:style-name="P1">enum Animals</text:p>
      <text:p text:style-name="P1">{</text:p>
      <text:p text:style-name="P1"><text:tab/>ANIMAL_PIG = -4,</text:p>
      <text:p text:style-name="P1"><text:tab/>ANIMAL_LION, // присваивается -3</text:p>
      <text:p text:style-name="P1"><text:tab/>ANIMAL_CAT, // присваивается -2</text:p>
      <text:p text:style-name="P1"><text:tab/>ANIMAL_HORSE = 6,</text:p>
      <text:p text:style-name="P1"><text:tab/>ANIMAL_ZEBRA = 6, // имеет то же значение, что и ANIMAL_HORSE</text:p>
      <text:p text:style-name="P1"><text:tab/>ANIMAL_COW // присваивается 7</text:p>
      <text:p text:style-name="P1">};</text:p>
      <text:p text:style-name="P1"><text:s/></text:p>
      <text:p text:style-name="P1">int main()</text:p>
      <text:p text:style-name="P1">{</text:p>
      <text:p text:style-name="P1"><text:tab/>int mypet = ANIMAL_PIG;</text:p>
      <text:p text:style-name="P1"><text:tab/>std::cout &lt;&lt; ANIMAL_HORSE; // конвертируется в int, а затем выводится на экран</text:p>
      <text:p text:style-name="P1"><text:s/></text:p>
      <text:p text:style-name="P1"><text:tab/>return 0;</text:p>
      <text:p text:style-name="P1">}</text:p>
      <text:p text:style-name="P3"/>
      <text:p text:style-name="P3">Результат выполнения программы:</text:p>
      <text:p text:style-name="P3"/>
      <text:p text:style-name="P1">6</text:p>
      <text:p text:style-name="P3"/>
      <text:p text:style-name="P3">Компилятор не будет неявно конвертировать целочисленное значение в значение перечислителя. Следующее вызовет ошибку компиляции:</text:p>
      <text:p text:style-name="P3"/>
      <text:p text:style-name="P2"><text:soft-page-break/>Animals animal = 7; // приведет к ошибке компиляции</text:p>
      <text:p text:style-name="P3"/>
      <text:p text:style-name="P3">Тем не менее, вы можете сделать подобное с помощью оператора static_cast:</text:p>
      <text:p text:style-name="P3"><text:tab/></text:p>
      <text:p text:style-name="P1">Colors color = static_cast&lt;Colors&gt;(5); // но делать так не рекомендуется</text:p>
      <text:p text:style-name="P3"/>
      <text:p text:style-name="P3">Компилятор также не позволит вам вводить перечислители через std::cin:</text:p>
      <text:p text:style-name="P3"/>
      <text:p text:style-name="P1">#include &lt;iostream&gt;</text:p>
      <text:p text:style-name="P1"><text:s/></text:p>
      <text:p text:style-name="P1">enum Colors</text:p>
      <text:p text:style-name="P1">{</text:p>
      <text:p text:style-name="P1"><text:tab/>COLOR_PURPLE, // присваивается 0</text:p>
      <text:p text:style-name="P1"><text:tab/>COLOR_GRAY, // присваивается 1</text:p>
      <text:p text:style-name="P1"><text:tab/>COLOR_BLUE, // присваивается 2</text:p>
      <text:p text:style-name="P1"><text:tab/>COLOR_GREEN, // присваивается 3</text:p>
      <text:p text:style-name="P1"><text:tab/>COLOR_BROWN, // присваивается 4</text:p>
      <text:p text:style-name="P1"><text:tab/>COLOR_PINK, // присваивается 5</text:p>
      <text:p text:style-name="P1"><text:tab/>COLOR_YELLOW, // присваивается 6</text:p>
      <text:p text:style-name="P1"><text:tab/>COLOR_MAGENTA // присваивается 7</text:p>
      <text:p text:style-name="P1">};</text:p>
      <text:p text:style-name="P1"><text:s/></text:p>
      <text:p text:style-name="P1">int main()</text:p>
      <text:p text:style-name="P1">{</text:p>
      <text:p text:style-name="P1"><text:tab/>Colors color;</text:p>
      <text:p text:style-name="P1"><text:tab/>std::cin &gt;&gt; color; // приведет к ошибке компиляции</text:p>
      <text:p text:style-name="P1"><text:s/></text:p>
      <text:p text:style-name="P1"><text:tab/>return 0;</text:p>
      <text:p text:style-name="P1">}</text:p>
      <text:p text:style-name="P3"/>
      <text:p text:style-name="P3">Однако, вы можете ввести целое число, а затем использовать оператор static_cast, чтобы поместить целочисленное значение в перечисляемый тип:</text:p>
      <text:p text:style-name="P3"/>
      <text:p text:style-name="P1">int inputColor;</text:p>
      <text:p text:style-name="P1">std::cin &gt;&gt; inputColor;</text:p>
      <text:p text:style-name="P1"><text:s/></text:p>
      <text:p text:style-name="P1">Colors color = static_cast&lt;Colors&gt;(inputColor);</text:p>
      <text:p text:style-name="P3"/>
      <text:p text:style-name="P3">Каждый перечисляемый тип считается отдельным типом. Следовательно, попытка присвоить перечислитель из одного перечисления перечислителю из другого — вызовет ошибку компиляции:</text:p>
      <text:p text:style-name="P3"/>
      <text:p text:style-name="P1">Animals animal = COLOR_BLUE; // приведет к ошибке компиляции</text:p>
      <text:p text:style-name="P3"/>
      <text:p text:style-name="P7">Как и в случае с константами, перечисления отображаются в отладчике, что делает их еще более полезными.</text:p>
      <text:p text:style-name="P3"/>
      <text:h text:style-name="Heading_20_3" text:outline-level="3">Вывод перечислителей</text:h>
      <text:p text:style-name="P3"/>
      <text:p text:style-name="P3">Попытка вывести перечисляемое значение с помощью std::cout приведет к выводу целочисленного значения самого перечислителя (т.е. его порядкового номера). Но как <text:soft-page-break/>вывести значение перечислителя в виде текста? Один из способов — написать функцию с использованием стейтментов if:</text:p>
      <text:p text:style-name="P3"/>
      <text:p text:style-name="P2">enum Colors</text:p>
      <text:p text:style-name="P2">{</text:p>
      <text:p text:style-name="P2"><text:s text:c="4"/>COLOR_PURPLE, // присваивается 0</text:p>
      <text:p text:style-name="P2"><text:s text:c="4"/>COLOR_GRAY, // присваивается 1</text:p>
      <text:p text:style-name="P2"><text:s text:c="4"/>COLOR_BLUE, // присваивается 2</text:p>
      <text:p text:style-name="P2"><text:s text:c="4"/>COLOR_GREEN, // присваивается 3</text:p>
      <text:p text:style-name="P2"><text:s text:c="4"/>COLOR_BROWN, // присваивается 4</text:p>
      <text:p text:style-name="P2"><text:s text:c="4"/>COLOR_PINK, // присваивается 5</text:p>
      <text:p text:style-name="P2"><text:s text:c="4"/>COLOR_YELLOW, // присваивается 6</text:p>
      <text:p text:style-name="P2"><text:s text:c="4"/>COLOR_MAGENTA // присваивается 7</text:p>
      <text:p text:style-name="P2">};</text:p>
      <text:p text:style-name="P2"><text:s/></text:p>
      <text:p text:style-name="P2">void printColor(Colors color)</text:p>
      <text:p text:style-name="P2">{</text:p>
      <text:p text:style-name="P2"><text:s text:c="4"/>if (color == COLOR_PURPLE)</text:p>
      <text:p text:style-name="P2"><text:s text:c="8"/>std::cout &lt;&lt; "Purple";</text:p>
      <text:p text:style-name="P2"><text:s text:c="4"/>else if (color == COLOR_GRAY)</text:p>
      <text:p text:style-name="P2"><text:s text:c="8"/>std::cout &lt;&lt; "Gray";</text:p>
      <text:p text:style-name="P2"><text:s text:c="4"/>else if (color == COLOR_BLUE)</text:p>
      <text:p text:style-name="P2"><text:s text:c="8"/>std::cout &lt;&lt; "Blue";</text:p>
      <text:p text:style-name="P2"><text:s text:c="4"/>else if (color == COLOR_GREEN)</text:p>
      <text:p text:style-name="P2"><text:s text:c="8"/>std::cout &lt;&lt; "Green";</text:p>
      <text:p text:style-name="P2"><text:s text:c="4"/>else if (color == COLOR_BROWN)</text:p>
      <text:p text:style-name="P2"><text:s text:c="8"/>std::cout &lt;&lt; "Brown";</text:p>
      <text:p text:style-name="P2"><text:s text:c="4"/>else if (color == COLOR_PINK)</text:p>
      <text:p text:style-name="P2"><text:s text:c="8"/>std::cout &lt;&lt; "Pink";</text:p>
      <text:p text:style-name="P2"><text:s text:c="4"/>else if (color == COLOR_YELLOW)</text:p>
      <text:p text:style-name="P2"><text:s text:c="8"/>std::cout &lt;&lt; "Yellow";</text:p>
      <text:p text:style-name="P2"><text:s text:c="4"/>else if (color == COLOR_MAGENTA)</text:p>
      <text:p text:style-name="P2"><text:s text:c="8"/>std::cout &lt;&lt; "Magenta";</text:p>
      <text:p text:style-name="P2"><text:s text:c="4"/>else</text:p>
      <text:p text:style-name="P2"><text:s text:c="8"/>std::cout &lt;&lt; "Who knows!";</text:p>
      <text:p text:style-name="P2">}</text:p>
      <text:p text:style-name="P3"/>
      <text:h text:style-name="Heading_20_3" text:outline-level="3">Выделение памяти для перечислений</text:h>
      <text:p text:style-name="P3"/>
      <text:p text:style-name="P3">Перечисляемые типы считаются частью семейства целочисленных типов, и компилятор сам определяет, сколько памяти выделять для переменных типа enum. По стандарту C++ размер перечисления должен быть достаточно большим, чтобы иметь возможность вместить все перечислители. Но чаще всего размеры переменных enum будут такими же, как и размеры обычных переменных типа int.</text:p>
      <text:p text:style-name="P3">Поскольку компилятору нужно знать, сколько памяти выделять для перечисления, то использовать предварительное объявление с ним вы не сможете. Однако существует простой обходной путь. Поскольку определение перечисления само по себе не требует выделения памяти и, если перечисление необходимо использовать в нескольких файлах, его можно определить в заголовочном файле и подключать этот файл везде, где необходимо использовать перечисление.</text:p>
      <text:p text:style-name="P3"/>
      <text:h text:style-name="Heading_20_3" text:outline-level="3"><text:soft-page-break/>Польза от перечислений</text:h>
      <text:p text:style-name="P3"/>
      <text:p text:style-name="P3">Перечисляемые типы невероятно полезны для документации кода и улучшения читабельности.</text:p>
      <text:p text:style-name="P3">Например, функции часто возвращают целые числа обратно в caller в качестве кодов ошибок, если что-то пошло не так. Как правило, небольшие отрицательные числа используются для представления возможных кодов ошибок. Например:</text:p>
      <text:p text:style-name="P3"/>
      <text:p text:style-name="P1">int readFileContents()</text:p>
      <text:p text:style-name="P1">{</text:p>
      <text:p text:style-name="P1"><text:s text:c="4"/>if (!openFile())</text:p>
      <text:p text:style-name="P1"><text:s text:c="8"/>return -1;</text:p>
      <text:p text:style-name="P1"><text:s text:c="4"/>if (!parseFile())</text:p>
      <text:p text:style-name="P1"><text:s text:c="8"/>return -2;</text:p>
      <text:p text:style-name="P1"><text:s text:c="4"/>if (!readFile())</text:p>
      <text:p text:style-name="P1"><text:s text:c="8"/>return -3;</text:p>
      <text:p text:style-name="P1"><text:s/></text:p>
      <text:p text:style-name="P1"><text:s text:c="4"/>return 0; // если всё прошло успешно</text:p>
      <text:p text:style-name="P1">}</text:p>
      <text:p text:style-name="P3"/>
      <text:p text:style-name="P3">Однако магические числа, как в вышеприведенном примере, не очень эффективное решение. Альтернатива — использовать перечисления:</text:p>
      <text:p text:style-name="P3"/>
      <text:p text:style-name="P1">enum ParseResult</text:p>
      <text:p text:style-name="P1">{</text:p>
      <text:p text:style-name="P1"><text:s text:c="4"/>SUCCESS = 0,</text:p>
      <text:p text:style-name="P1"><text:s text:c="4"/>ERROR_OPENING_FILE = -1,</text:p>
      <text:p text:style-name="P1"><text:s text:c="4"/>ERROR_PARSING_FILE = -2,</text:p>
      <text:p text:style-name="P1"><text:s text:c="4"/>ERROR_READING_FILE = -3</text:p>
      <text:p text:style-name="P1">};</text:p>
      <text:p text:style-name="P1"><text:s/></text:p>
      <text:p text:style-name="P1">ParseResult readFileContents()</text:p>
      <text:p text:style-name="P1">{</text:p>
      <text:p text:style-name="P1"><text:s text:c="4"/>if (!openFile())</text:p>
      <text:p text:style-name="P1"><text:s text:c="8"/>return ERROR_OPENING_FILE;</text:p>
      <text:p text:style-name="P1"><text:s text:c="4"/>if (!parseFile())</text:p>
      <text:p text:style-name="P1"><text:s text:c="8"/>return ERROR_PARSING_FILE;</text:p>
      <text:p text:style-name="P1"><text:s text:c="4"/>if (!readfile())</text:p>
      <text:p text:style-name="P1"><text:s text:c="8"/>return ERROR_READING_FILE;</text:p>
      <text:p text:style-name="P1"><text:s/></text:p>
      <text:p text:style-name="P1"><text:s text:c="4"/>return SUCCESS; // если всё прошло успешно</text:p>
      <text:p text:style-name="P1">}</text:p>
      <text:p text:style-name="P3"/>
      <text:p text:style-name="P3">Это и читать легче, и понять проще. Кроме того, функция, которая вызывает другую функцию, может проверить возвращаемое значение на соответствующий перечислитель. Это лучше, нежели самому сравнивать возвращаемый результат с конкретными целочисленными значениями, чтобы понять какая именно ошибка произошла, не так ли? Например:</text:p>
      <text:p text:style-name="P1">if (readFileContents() == SUCCESS)</text:p>
      <text:p text:style-name="P1"><text:s text:c="4"/>{</text:p>
      <text:p text:style-name="P1"><text:s text:c="4"/>// Делаем что-нибудь</text:p>
      <text:p text:style-name="P1"><text:s text:c="4"/>}</text:p>
      <text:p text:style-name="P1">else</text:p>
      <text:p text:style-name="P1"><text:soft-page-break/><text:s text:c="4"/>{</text:p>
      <text:p text:style-name="P1"><text:s text:c="4"/>// Выводим сообщение об ошибке</text:p>
      <text:p text:style-name="P1"><text:s text:c="4"/>}</text:p>
      <text:p text:style-name="P3"/>
      <text:p text:style-name="P3">Перечисляемые типы лучше всего использовать при определении набора связанных идентификаторов. Например, предположим, что вы пишете игру, в которой игрок может иметь один предмет, но этот предмет может быть нескольких разных типов:</text:p>
      <text:p text:style-name="P3"/>
      <text:p text:style-name="P1">#include &lt;iostream&gt;</text:p>
      <text:p text:style-name="P1">#include &lt;string&gt;</text:p>
      <text:p text:style-name="P1"><text:s/></text:p>
      <text:p text:style-name="P1">enum ItemType</text:p>
      <text:p text:style-name="P1">{</text:p>
      <text:p text:style-name="P1"><text:s text:c="4"/>ITEMTYPE_GUN,</text:p>
      <text:p text:style-name="P1"><text:s text:c="4"/>ITEMTYPE_ARBALET,</text:p>
      <text:p text:style-name="P1"><text:s text:c="4"/>ITEMTYPE_SWORD</text:p>
      <text:p text:style-name="P1">};</text:p>
      <text:p text:style-name="P1"><text:s/></text:p>
      <text:p text:style-name="P1">std::string getItemName(ItemType itemType)</text:p>
      <text:p text:style-name="P1">{</text:p>
      <text:p text:style-name="P1"><text:s text:c="4"/>if (itemType == ITEMTYPE_GUN)</text:p>
      <text:p text:style-name="P1"><text:s text:c="8"/>return std::string("Gun");</text:p>
      <text:p text:style-name="P1"><text:s text:c="4"/>if (itemType == ITEMTYPE_ARBALET)</text:p>
      <text:p text:style-name="P1"><text:s text:c="8"/>return std::string("Arbalet");</text:p>
      <text:p text:style-name="P1"><text:s text:c="4"/>if (itemType == ITEMTYPE_SWORD)</text:p>
      <text:p text:style-name="P1"><text:s text:c="8"/>return std::string("Sword");</text:p>
      <text:p text:style-name="P1">}</text:p>
      <text:p text:style-name="P1"><text:s/></text:p>
      <text:p text:style-name="P1">int main()</text:p>
      <text:p text:style-name="P1">{</text:p>
      <text:p text:style-name="P1"><text:s text:c="4"/>// ItemType - это перечисляемый тип, который мы объявили выше.</text:p>
      <text:p text:style-name="P1"><text:s text:c="4"/>// itemType (с маленькой i) - это имя переменной, которую мы определяем ниже (типа ItemType).</text:p>
      <text:p text:style-name="P1"><text:s text:c="4"/>// ITEMTYPE_GUN - это значение перечислителя, которое мы присваиваем переменной itemType</text:p>
      <text:p text:style-name="P1"><text:s text:c="4"/>ItemType itemType(ITEMTYPE_GUN);</text:p>
      <text:p text:style-name="P1"><text:s/></text:p>
      <text:p text:style-name="P1"><text:s text:c="4"/>std::cout &lt;&lt; "You are carrying a " &lt;&lt; getItemName(itemType) &lt;&lt; "\n";</text:p>
      <text:p text:style-name="P1"><text:s/></text:p>
      <text:p text:style-name="P1"><text:s text:c="4"/>return 0;</text:p>
      <text:p text:style-name="P1">}</text:p>
      <text:p text:style-name="P3"/>
      <text:p text:style-name="P3">Или, если вы пишете функцию для сортировки группы значений:</text:p>
      <text:p text:style-name="P3"/>
      <text:p text:style-name="P1">enum SortType</text:p>
      <text:p text:style-name="P1">{</text:p>
      <text:p text:style-name="P1"><text:s text:c="4"/>SORTTYPE_FORWARD,</text:p>
      <text:p text:style-name="P1"><text:s text:c="4"/>SORTTYPE_BACKWARDS</text:p>
      <text:p text:style-name="P1">};</text:p>
      <text:p text:style-name="P1"><text:s/></text:p>
      <text:p text:style-name="P1">void sortData(SortType type)</text:p>
      <text:p text:style-name="P1">{</text:p>
      <text:p text:style-name="P1"><text:soft-page-break/><text:s text:c="4"/>if (type == SORTTYPE_FORWARD)</text:p>
      <text:p text:style-name="P1"><text:s text:c="8"/>// Сортировка данных в одном порядке </text:p>
      <text:p text:style-name="P1"><text:s text:c="4"/>else if (type == SORTTYPE_BACKWARDS)</text:p>
      <text:p text:style-name="P1"><text:s text:c="8"/>// Сортировка данных в обратном порядке</text:p>
      <text:p text:style-name="P1">}</text:p>
      <text:p text:style-name="P3"/>
      <text:p text:style-name="P3">Многие языки программирования используют перечисления для определения логических значений. По сути, логический тип данных — это простое перечисление всего лишь с двумя перечислителями: true и false! Однако в языке C++ значения true и false определены как ключевые слова вместо перечислителей.</text:p>
      <text:p text:style-name="P3"/>
      <text:h text:style-name="Heading_20_2" text:outline-level="2">Классы enum</text:h>
      <text:p text:style-name="P3"/>
      <text:p text:style-name="P3">Хотя перечисления и считаются отдельными типами данных в языке C++, они не столь безопасны, как кажутся на первый взгляд, и в некоторых случаях позволят вам делать вещи, которые не имеют смысла. Например:</text:p>
      <text:p text:style-name="P3"/>
      <text:p text:style-name="P1">#include &lt;iostream&gt;</text:p>
      <text:p text:style-name="P1"><text:s/></text:p>
      <text:p text:style-name="P1">int main()</text:p>
      <text:p text:style-name="P1">{</text:p>
      <text:p text:style-name="P1"><text:s text:c="4"/>enum Fruits</text:p>
      <text:p text:style-name="P1"><text:s text:c="4"/>{</text:p>
      <text:p text:style-name="P1"><text:s text:c="8"/>LEMON, // LEMON находится внутри той же области видимости, что и Fruits</text:p>
      <text:p text:style-name="P1"><text:s text:c="8"/>KIWI</text:p>
      <text:p text:style-name="P1"><text:s text:c="4"/>};</text:p>
      <text:p text:style-name="P1"><text:s/></text:p>
      <text:p text:style-name="P1"><text:s text:c="4"/>enum Colors</text:p>
      <text:p text:style-name="P1"><text:s text:c="4"/>{</text:p>
      <text:p text:style-name="P1"><text:s text:c="8"/>PINK, // PINK находится внутри той же области видимости, что и Colors</text:p>
      <text:p text:style-name="P1"><text:s text:c="8"/>GRAY</text:p>
      <text:p text:style-name="P1"><text:s text:c="4"/>};</text:p>
      <text:p text:style-name="P1"><text:tab/></text:p>
      <text:p text:style-name="P1"><text:s text:c="4"/>Fruits fruit = LEMON; // Fruits и LEMON доступны в одной области видимости (добавлять префикс не нужно)</text:p>
      <text:p text:style-name="P1"><text:s text:c="4"/>Colors color = PINK; // Colors и PINK доступны в одной области видимости (добавлять префикс не нужно)</text:p>
      <text:p text:style-name="P1"><text:s/></text:p>
      <text:p text:style-name="P1"><text:s text:c="4"/>if (fruit == color) // компилятор будет сравнивать эти переменные как целые числа</text:p>
      <text:p text:style-name="P1"><text:s text:c="8"/>std::cout &lt;&lt; "fruit and color are equal\n"; // и обнаружит, что они равны!</text:p>
      <text:p text:style-name="P1"><text:s text:c="4"/>else</text:p>
      <text:p text:style-name="P1"><text:s text:c="8"/>std::cout &lt;&lt; "fruit and color are not equal\n";</text:p>
      <text:p text:style-name="P1"><text:s/></text:p>
      <text:p text:style-name="P1"><text:s text:c="4"/>return 0;</text:p>
      <text:p text:style-name="P1">}</text:p>
      <text:p text:style-name="P3"/>
      <text:p text:style-name="P3">Когда C++ будет сравнивать переменные fruit и color, он неявно преобразует их в целочисленные значения и сравнит эти целые числа. Так как значениями этих двух переменных являются перечислители, которым присвоено значение 0, то это означает, что в примере, приведенном выше, fruit = color. А это не совсем то, что должно быть, так как fruit и <text:soft-page-break/>color из разных перечислений и их вообще нельзя сравнивать (фрукт и цвет!). С обычными перечислителями нет способа предотвратить подобные сравнения.</text:p>
      <text:p text:style-name="P3">Для решения этой проблемы в C++11 добавили классы enum (или «перечисления с областью видимости»), которые добавляют перечислениям, как вы уже могли понять, локальную область видимости со всеми её правилами. Для создания такого класса нужно просто добавить ключевое слово class сразу после enum. Например:</text:p>
      <text:p text:style-name="P3"/>
      <text:p text:style-name="P1">#include &lt;iostream&gt;</text:p>
      <text:p text:style-name="P1"><text:s/></text:p>
      <text:p text:style-name="P1">int main()</text:p>
      <text:p text:style-name="P1">{</text:p>
      <text:p text:style-name="P1"><text:s text:c="4"/>enum class Fruits // добавление "class" к enum определяет перечисление с ограниченной областью видимости, вместо стандартного "глобального" перечисления </text:p>
      <text:p text:style-name="P1"><text:s text:c="4"/>{</text:p>
      <text:p text:style-name="P1"><text:s text:c="8"/>LEMON, // LEMON находится внутри той же области видимости, что и Fruits</text:p>
      <text:p text:style-name="P1"><text:s text:c="8"/>KIWI</text:p>
      <text:p text:style-name="P1"><text:s text:c="4"/>};</text:p>
      <text:p text:style-name="P1"><text:s/></text:p>
      <text:p text:style-name="P1"><text:s text:c="4"/>enum class Colors</text:p>
      <text:p text:style-name="P1"><text:s text:c="4"/>{</text:p>
      <text:p text:style-name="P1"><text:s text:c="8"/>PINK, // PINK находится внутри той же области видимости, что и Colors</text:p>
      <text:p text:style-name="P1"><text:s text:c="8"/>GRAY</text:p>
      <text:p text:style-name="P1"><text:s text:c="4"/>};</text:p>
      <text:p text:style-name="P1"><text:s/></text:p>
      <text:p text:style-name="P1"><text:s text:c="4"/>Fruits fruit = Fruits::LEMON; // примечание: LEMON напрямую не доступен, мы должны использовать Fruits::LEMON</text:p>
      <text:p text:style-name="P1"><text:s text:c="4"/>Colors color = Colors::PINK; // примечание: PINK напрямую не доступен, мы должны использовать Colors::PINK</text:p>
      <text:p text:style-name="P1"><text:tab/></text:p>
      <text:p text:style-name="P1"><text:s text:c="4"/>if (fruit == color) // ошибка компиляции, поскольку компилятор не знает, как сравнивать разные типы: Fruits и Colors</text:p>
      <text:p text:style-name="P1"><text:s text:c="8"/>std::cout &lt;&lt; "fruit and color are equal\n";</text:p>
      <text:p text:style-name="P1"><text:s text:c="4"/>else</text:p>
      <text:p text:style-name="P1"><text:s text:c="8"/>std::cout &lt;&lt; "fruit and color are not equal\n";</text:p>
      <text:p text:style-name="P1"><text:s/></text:p>
      <text:p text:style-name="P1"><text:s text:c="4"/>return 0;</text:p>
      <text:p text:style-name="P1">}</text:p>
      <text:p text:style-name="P3"/>
      <text:p text:style-name="P3">Стандартные перечислители находятся в той же области видимости, что и само перечисление (в глобальной области видимости), поэтому вы можете напрямую получить к ним доступ (например, PINK). Однако с добавлением класса, который ограничивает область видимости каждого перечислителя областью видимости его перечисления, для доступа к нему потребуется оператор разрешения области видимости (например, Colors::PINK). Это значительно снижает риск возникновения конфликтов имен.</text:p>
      <text:p text:style-name="P3">Поскольку перечислители являются частью класса enum, то необходимость добавлять префиксы к идентификаторам отпадает (например, можно использовать просто PINK вместо COLOR_PINK, так как Colors::COLOR_PINK уже будет лишним).</text:p>
      <text:p text:style-name="P3">А строгие правила типов классов enum означают, что каждый класс enum считается уникальным типом. Это означает, что компилятор не сможет сравнивать перечислители из разных перечислений. Если вы попытаетесь это сделать, компилятор выдаст ошибку (как в примере, приведенном выше).</text:p>
      <text:p text:style-name="P3"><text:soft-page-break/>Однако учтите, что вы можете сравнивать перечислители внутри одного класса enum (так как эти перечислители принадлежат одному типу):</text:p>
      <text:p text:style-name="P3"/>
      <text:p text:style-name="P1">#include &lt;iostream&gt;</text:p>
      <text:p text:style-name="P1"><text:s/></text:p>
      <text:p text:style-name="P1">int main()</text:p>
      <text:p text:style-name="P1">{</text:p>
      <text:p text:style-name="P1"><text:s text:c="4"/>enum class Colors</text:p>
      <text:p text:style-name="P1"><text:s text:c="4"/>{</text:p>
      <text:p text:style-name="P1"><text:s text:c="8"/>PINK,</text:p>
      <text:p text:style-name="P1"><text:s text:c="8"/>GRAY</text:p>
      <text:p text:style-name="P1"><text:s text:c="4"/>};</text:p>
      <text:p text:style-name="P1"><text:s/></text:p>
      <text:p text:style-name="P1"><text:s text:c="4"/>Colors color = Colors::PINK;</text:p>
      <text:p text:style-name="P1"><text:s/></text:p>
      <text:p text:style-name="P1"><text:s text:c="4"/>if (color == Colors::PINK) // это нормально</text:p>
      <text:p text:style-name="P1"><text:s text:c="8"/>std::cout &lt;&lt; "The color is pink!\n";</text:p>
      <text:p text:style-name="P1"><text:s text:c="4"/>else if (color == Colors::GRAY)</text:p>
      <text:p text:style-name="P1"><text:s text:c="8"/>std::cout &lt;&lt; "The color is gray!\n";</text:p>
      <text:p text:style-name="P1"><text:s/></text:p>
      <text:p text:style-name="P1"><text:s text:c="4"/>return 0;</text:p>
      <text:p text:style-name="P1">}</text:p>
      <text:p text:style-name="P3"/>
      <text:p text:style-name="P3">С классами enum компилятор больше не сможет неявно конвертировать значения перечислителей в целые числа. Это хорошо! Но иногда могут быть ситуации, когда нужно будет вернуть эту особенность. В таких случаях вы можете явно преобразовать перечислитель класса enum в тип int, используя оператор static_cast:</text:p>
      <text:p text:style-name="P3"/>
      <text:p text:style-name="P1">#include &lt;iostream&gt;</text:p>
      <text:p text:style-name="P1"><text:s/></text:p>
      <text:p text:style-name="P1">int main()</text:p>
      <text:p text:style-name="P1">{</text:p>
      <text:p text:style-name="P1"><text:s text:c="4"/>enum class Colors</text:p>
      <text:p text:style-name="P1"><text:s text:c="4"/>{</text:p>
      <text:p text:style-name="P1"><text:s text:c="8"/>PINK,</text:p>
      <text:p text:style-name="P1"><text:s text:c="8"/>GRAY</text:p>
      <text:p text:style-name="P1"><text:s text:c="4"/>};</text:p>
      <text:p text:style-name="P1"><text:s/></text:p>
      <text:p text:style-name="P1"><text:s text:c="4"/>Colors color = Colors::GRAY;</text:p>
      <text:p text:style-name="P1"><text:s/></text:p>
      <text:p text:style-name="P1"><text:s text:c="4"/>std::cout &lt;&lt; color; // не будет работать, поскольку нет неявного преобразования в тип int</text:p>
      <text:p text:style-name="P1"><text:s text:c="4"/>std::cout &lt;&lt; static_cast&lt;int&gt;(color); // результатом будет 1</text:p>
      <text:p text:style-name="P1"><text:s/></text:p>
      <text:p text:style-name="P1"><text:s text:c="4"/>return 0;</text:p>
      <text:p text:style-name="P1">}</text:p>
      <text:p text:style-name="P3"/>
      <text:h text:style-name="Heading_20_2" text:outline-level="2">Псевдонимы типов: typedef и type alias</text:h>
      <text:p text:style-name="P3"/>
      <text:p text:style-name="P3"><text:span text:style-name="T12">Р</text:span>ассмотрим псевдонимы типов typedef и type alias в языке C++.</text:p>
      <text:p text:style-name="P3"/>
      <text:h text:style-name="Heading_20_3" text:outline-level="3"><text:soft-page-break/>typedef</text:h>
      <text:p text:style-name="P3"/>
      <text:p text:style-name="P3">Ключевое слово typedef позволяет программисту создать псевдоним для любого типа данных и использовать его вместо фактического имени типа. Чтобы объявить typedef (использовать псевдоним типа) — используйте ключевое слово typedef вместе с типом данных, для которого создается псевдоним, а затем, собственно, сам псевдоним. Например:</text:p>
      <text:p text:style-name="P3"/>
      <text:p text:style-name="P1">typedef double time_t; // используем time_t в качестве псевдонима для типа double</text:p>
      <text:p text:style-name="P1"><text:s/></text:p>
      <text:p text:style-name="P1">// Следующие два стейтмента эквивалентны</text:p>
      <text:p text:style-name="P1">double howMuch;</text:p>
      <text:p text:style-name="P1">time_t howMuch;</text:p>
      <text:p text:style-name="P3"/>
      <text:p text:style-name="P3">Обычно к псевдонимам typedef добавляют окончание _t, указывая, таким образом, что идентификатором является тип, а не переменная.</text:p>
      <text:p text:style-name="P3">typedef не определяет новый тип данных. Это просто псевдоним (другое имя) для уже существующего типа. Его можно использовать везде, где используется обычный тип.</text:p>
      <text:p text:style-name="P3">Даже если следующее не имеет смысла, оно все равно разрешено в языке C++:</text:p>
      <text:p text:style-name="P3"/>
      <text:p text:style-name="P1">typedef long miles_t;</text:p>
      <text:p text:style-name="P1">typedef long speed_t;</text:p>
      <text:p text:style-name="P1"><text:s/></text:p>
      <text:p text:style-name="P1">miles_t distance = 8;</text:p>
      <text:p text:style-name="P1">speed_t phr = 2100;</text:p>
      <text:p text:style-name="P1"><text:s/></text:p>
      <text:p text:style-name="P1">// Следующее разрешено, поскольку обе переменные distance и phr являются типа long </text:p>
      <text:p text:style-name="P1">distance = phr;</text:p>
      <text:p text:style-name="P3"/>
      <text:h text:style-name="Heading_20_3" text:outline-level="3">typedef и читабельность кода</text:h>
      <text:p text:style-name="P3"/>
      <text:p text:style-name="P3">typedef используется в улучшении документации и разборчивости кода. Имена таких типов, как char, int, long, double и bool хороши для описания того, какой тип возвращает функция, но чаще всего мы хотим знать, с какой целью возвращается значение. Например, рассмотрим следующую функцию:</text:p>
      <text:p text:style-name="P3"/>
      <text:p text:style-name="P1">int GradeTest();</text:p>
      <text:p text:style-name="P3"/>
      <text:p text:style-name="P3">Мы видим, что возвращаемым значением является целое число, но что оно означает? Количество пропущенных вопросов? Идентификационный номер учащегося? Код ошибки? Сам int ни о чем нам не говорит. Исправим ситуацию:</text:p>
      <text:p text:style-name="P3"/>
      <text:p text:style-name="P1">typedef int testScore_t;</text:p>
      <text:p text:style-name="P1">testScore_t GradeTest();</text:p>
      <text:p text:style-name="P3"/>
      <text:p text:style-name="P3">С использованием возвращаемого типа testScore_t становится очевидным, что функция возвращает тип, значением которого является результат теста.</text:p>
      <text:p text:style-name="P3"/>
      <text:h text:style-name="Heading_20_3" text:outline-level="3"><text:soft-page-break/>typedef и поддержка кода</text:h>
      <text:p text:style-name="P3"/>
      <text:p text:style-name="P3">typedef также позволяет изменить базовый тип объекта без внесения изменений в большое количество кода. Например, если вы использовали тип short для хранения идентификационного номера учащегося, но потом решили, что лучше использовать тип long, то вам придется прошерстить кучу кода для замены short-а на long. И, вероятно, было бы трудно определить, какой из типов short используется для хранения идентификационных номеров, а какой — для других целей.</text:p>
      <text:p text:style-name="P3">С typedef же всё, что вам нужно сделать, — это изменить объявление typedef short studentID_t на typedef long studentID_t. Тем не менее, не стоит забывать об осторожности при изменении типа typedef на тип из другого семейства (например, из int на float или наоборот)! Новый тип данных может иметь проблемы со сравнением или делением целых чисел/чисел типа с плавающей точкой, которых старый тип не имел — об этом следует помнить.</text:p>
      <text:p text:style-name="P3"/>
      <text:h text:style-name="Heading_20_3" text:outline-level="3">typedef и кроссплатформенность</text:h>
      <text:p text:style-name="P3"/>
      <text:p text:style-name="P3">Еще одним большим преимуществом typedef является возможность скрывать специфические для определенных платформ (операционных систем) детали. На некоторых платформах тип int занимает 2 байта, на других — 4 байта. Таким образом, использование типа int для хранения более 2 байтов информации может быть потенциально опасным при написании кроссплатформенного кода.</text:p>
      <text:p text:style-name="P3">Поскольку char, short, int и long не указывают свой размер, то для кроссплатформенных программ довольно часто используется typedef для определения псевдонимов, которые включают размер типа данных в битах. Например, int8_t — это 8-битный signed int, int16_t — это 16-битный signed int, а int32_t — это 32-битный signed int.</text:p>
      <text:p text:style-name="P3"/>
      <text:h text:style-name="Heading_20_3" text:outline-level="3">typedef и упрощение сложного</text:h>
      <text:p text:style-name="P3"/>
      <text:p text:style-name="P3">Хотя мы до сих пор рассматривали только простые типы данных, в языке C++ вы можете увидеть и следующие переменные/функции:</text:p>
      <text:p text:style-name="P3"/>
      <text:p text:style-name="P1">std::vector&lt;std::pair&lt;std::string, int&gt;&gt; pairlist;</text:p>
      <text:p text:style-name="P1"><text:s/></text:p>
      <text:p text:style-name="P1">boolean hasAttribute(std::vector&lt;std::pair&lt;std::string, int&gt;&gt; pairlist)</text:p>
      <text:p text:style-name="P1">{</text:p>
      <text:p text:style-name="P1"><text:s text:c="4"/>// Что-то делаем</text:p>
      <text:p text:style-name="P1">}</text:p>
      <text:p text:style-name="P3"/>
      <text:p text:style-name="P3">Писать std::vector&lt;std::pair&lt;std::string, int&gt;&gt; всякий раз, когда нужно использовать этот тип — не очень эффективно и затратно как по времени, так и по приложенным усилиям. Гораздо проще использовать typedef:</text:p>
      <text:p text:style-name="P3"/>
      <text:p text:style-name="P1">typedef std::vector&lt;std::pair&lt;std::string, int&gt;&gt; pairlist_t; // используем pairlist_t в качестве псевдонима для этого длиннющего типа данных</text:p>
      <text:p text:style-name="P1"><text:s/></text:p>
      <text:p text:style-name="P1">pairlist_t pairlist; // объявляем pairlist_t</text:p>
      <text:p text:style-name="P1"><text:s/></text:p>
      <text:p text:style-name="P1">boolean hasAttribute(pairlist_t pairlist) // используем pairlist_t в качестве типа параметра функции</text:p>
      <text:p text:style-name="P1"><text:soft-page-break/>{</text:p>
      <text:p text:style-name="P1"><text:s text:c="4"/>// Что-то делаем</text:p>
      <text:p text:style-name="P1">}</text:p>
      <text:p text:style-name="P3"/>
      <text:p text:style-name="P3">Ведь проще использовать pairlist_t вместо std::vector&lt;std::pair&lt;std::string, int&gt;&gt;, не так ли?</text:p>
      <text:p text:style-name="P3"/>
      <text:h text:style-name="Heading_20_3" text:outline-level="3">type alias</text:h>
      <text:p text:style-name="P3"/>
      <text:p text:style-name="P3"><text:span text:style-name="T13">В</text:span> C++11 ввели новый улучшенный синтаксис для typedef, который имитирует способ объявления переменных. Следующий typedef:</text:p>
      <text:p text:style-name="P3"/>
      <text:p text:style-name="P1">typedef double time_t; // используем time_t в качестве псевдонима для типа double</text:p>
      <text:p text:style-name="P3"/>
      <text:p text:style-name="P3">В С++11 можно объявить как:</text:p>
      <text:p text:style-name="P3"/>
      <text:p text:style-name="P1">using time_t = double; // используем time_t в качестве псевдонима для типа double</text:p>
      <text:p text:style-name="P3"/>
      <text:p text:style-name="P3">Эти два способа функционально эквивалентны.</text:p>
      <text:p text:style-name="P3"/>
      <text:h text:style-name="Heading_20_2" text:outline-level="2">Структуры</text:h>
      <text:p text:style-name="P3"/>
      <text:h text:style-name="P24" text:outline-level="3">Зачем нужны структуры?</text:h>
      <text:p text:style-name="P3"/>
      <text:p text:style-name="P3">Например, для представления самого себя, вы, скорее всего, захотите указать свое имя, день рождения, рост, вес или любую другую информацию:</text:p>
      <text:p text:style-name="P3"/>
      <text:p text:style-name="P1">std::string myName;</text:p>
      <text:p text:style-name="P1">int myBirthDay;</text:p>
      <text:p text:style-name="P1">int myBirthMonth;</text:p>
      <text:p text:style-name="P1">int myBirthYear;</text:p>
      <text:p text:style-name="P1">int myHeight;</text:p>
      <text:p text:style-name="P1">int myWeight;</text:p>
      <text:p text:style-name="P3"/>
      <text:p text:style-name="P3">Но теперь у вас есть 6 отдельных независимых переменных. Если вы захотите передать информацию о себе в функцию, то вам придется передавать каждую переменную по отдельности. Кроме того, если вы захотите хранить информацию о ком-то еще, то вам придется дополнительно объявить еще 6 переменных на каждого человека! Невооруженным глазом видно, что такая реализация не очень эффективна.</text:p>
      <text:p text:style-name="P3">К счастью, язык C++ позволяет программистам создавать свои собственные пользовательские типы данных — типы, которые группируют несколько отдельных переменных вместе. Одним из простейших пользовательских типов данных является структура. Структура позволяет сгруппировать переменные разных типов в единое целое.</text:p>
      <text:p text:style-name="P3"/>
      <text:h text:style-name="Heading_20_3" text:outline-level="3">Объявление и определение структур</text:h>
      <text:p text:style-name="P3"/>
      <text:p text:style-name="P3">Поскольку структуры определяются программистом, то вначале мы должны сообщить компилятору, как она вообще будет выглядеть. Для этого используется ключевое слово struct:</text:p>
      <text:p text:style-name="P3"><text:soft-page-break/></text:p>
      <text:p text:style-name="P1">struct Employee</text:p>
      <text:p text:style-name="P1">{</text:p>
      <text:p text:style-name="P1"><text:s text:c="4"/>short id;</text:p>
      <text:p text:style-name="P1"><text:s text:c="4"/>int age;</text:p>
      <text:p text:style-name="P1"><text:s text:c="4"/>double salary;</text:p>
      <text:p text:style-name="P1">};</text:p>
      <text:p text:style-name="P3"/>
      <text:p text:style-name="P3">Мы определили структуру с именем Employee. Она содержит 3 переменные:</text:p>
      <text:list xml:id="list1780868400" text:style-name="L12">
        <text:list-item>
          <text:p text:style-name="P22">id типа short;</text:p>
        </text:list-item>
        <text:list-item>
          <text:p text:style-name="P22">age типа int;</text:p>
        </text:list-item>
        <text:list-item>
          <text:p text:style-name="P22">salary типа double.</text:p>
        </text:list-item>
      </text:list>
      <text:p text:style-name="P3"/>
      <text:p text:style-name="P3">Эти переменные, которые являются частью структуры, называются членами структуры (или «полями структуры»). Employee — это простое объявление структуры. Хотя мы и указали компилятору, что она имеет переменные-члены, память под нее сейчас не выделяется. Имена структур принято писать с заглавной буквы, чтобы отличать их от имен переменных.</text:p>
      <text:p text:style-name="P3">Чтобы использовать структуру Employee, нам нужно просто объявить переменную типа Employee:</text:p>
      <text:p text:style-name="P3"/>
      <text:p text:style-name="P1">Employee john; // имя структуры Employee начинается с заглавной буквы, а переменная john - с маленькой</text:p>
      <text:p text:style-name="P3"/>
      <text:p text:style-name="P3">Здесь мы определили переменную типа Employee с именем john. Как и в случае с обычными переменными, определение переменной, типом которой является структура, приведет к выделению памяти для этой переменной.</text:p>
      <text:p text:style-name="P3">Объявить можно и несколько переменных одной структуры:</text:p>
      <text:p text:style-name="P3"/>
      <text:p text:style-name="P1">Employee john; // создаем отдельную структуру Employee для John-a</text:p>
      <text:p text:style-name="P1">Employee james; // создаем отдельную структуру Employee для James-a</text:p>
      <text:p text:style-name="P3"/>
      <text:h text:style-name="Heading_20_3" text:outline-level="3">Доступ к членам структур</text:h>
      <text:p text:style-name="P3"/>
      <text:p text:style-name="P3"><text:span text:style-name="T14">В</text:span> коде, приведенном ниже, мы используем оператор выбора членов для инициализации каждого члена структуры:</text:p>
      <text:p text:style-name="P3"/>
      <text:p text:style-name="P1">Employee john; // создаем отдельную структуру Employee для John-а</text:p>
      <text:p text:style-name="P1">john.id = 8; // присваиваем значение члену id структуры john</text:p>
      <text:p text:style-name="P1">john.age = 27; // присваиваем значение члену age структуры john</text:p>
      <text:p text:style-name="P1">john.salary = 32.17; // присваиваем значение члену salary структуры john</text:p>
      <text:p text:style-name="P1"><text:s/></text:p>
      <text:p text:style-name="P1">Employee james; // создаем отдельную структуру Employee для James-а</text:p>
      <text:p text:style-name="P1">james.id = 9; // присваиваем значение члену id структуры james</text:p>
      <text:p text:style-name="P1">james.age = 30; // присваиваем значение члену age структуры james</text:p>
      <text:p text:style-name="P1">james.salary = 28.35; // присваиваем значение члену salary структуры james</text:p>
      <text:p text:style-name="P3"/>
      <text:p text:style-name="P3">Как и в случае с обычными переменными, переменные-члены структуры не инициализируются автоматически и обычно содержат мусор. Инициализировать их нужно вручную.</text:p>
      <text:p text:style-name="P3"><text:soft-page-break/>В примере, приведенном выше, легко определить, какая переменная относится к структуре John, а какая — к структуре James. Это обеспечивает гораздо более высокий уровень организации, чем в случае с обычными отдельными переменными.</text:p>
      <text:p text:style-name="P3">Переменные-члены структуры работают так же, как и простые переменные, поэтому с ними можно выполнять обычные арифметические операции и операции сравнения:</text:p>
      <text:p text:style-name="P3"/>
      <text:p text:style-name="P1">int totalAge = john.age + james.age;</text:p>
      <text:p text:style-name="P1"><text:s/></text:p>
      <text:p text:style-name="P1">if (john.salary &gt; james.salary)</text:p>
      <text:p text:style-name="P1"><text:s text:c="4"/>cout &lt;&lt; "John makes more than James\n";</text:p>
      <text:p text:style-name="P1">else if (john.salary &lt; james.salary)</text:p>
      <text:p text:style-name="P1"><text:s text:c="4"/>cout &lt;&lt; "John makes less than James\n";</text:p>
      <text:p text:style-name="P1">else</text:p>
      <text:p text:style-name="P1"><text:s text:c="4"/>cout &lt;&lt; "John and James make the same amount\n";</text:p>
      <text:p text:style-name="P1"><text:s/></text:p>
      <text:p text:style-name="P1">// James получил повышение в должности</text:p>
      <text:p text:style-name="P1">james.salary += 3.75;</text:p>
      <text:p text:style-name="P1"><text:s/></text:p>
      <text:p text:style-name="P1">// Сегодня день рождения у John-а</text:p>
      <text:p text:style-name="P1">++john.age; // используем пре-инкремент для увеличения возраста John-а на 1 год</text:p>
      <text:p text:style-name="P8"/>
      <text:h text:style-name="Heading_20_3" text:outline-level="3">Инициализация структур</text:h>
      <text:p text:style-name="P3"/>
      <text:p text:style-name="P3"><text:span text:style-name="T15">В</text:span> языке C++ есть более быстрый способ инициализации структур — с помощью списка инициализаторов. Он позволяет инициализировать некоторые или все члены структуры во время объявления переменной типа struct:</text:p>
      <text:p text:style-name="P3"/>
      <text:p text:style-name="P1">struct Employee</text:p>
      <text:p text:style-name="P1">{</text:p>
      <text:p text:style-name="P1"><text:s text:c="4"/>short id;</text:p>
      <text:p text:style-name="P1"><text:s text:c="4"/>int age;</text:p>
      <text:p text:style-name="P1"><text:s text:c="4"/>double salary;</text:p>
      <text:p text:style-name="P1">};</text:p>
      <text:p text:style-name="P1"><text:s/></text:p>
      <text:p text:style-name="P1">Employee john = { 5, 27, 45000.0 }; // john.id = 5, john.age = 27, john.salary = 45000.0</text:p>
      <text:p text:style-name="P1">Employee james = { 6, 29}; // james.id = 6, james.age = 29, james.salary = 0.0 (инициализация по умолчанию)</text:p>
      <text:p text:style-name="P3"/>
      <text:p text:style-name="P3">В C++11 также можно использовать uniform-инициализацию:</text:p>
      <text:p text:style-name="P3"/>
      <text:p text:style-name="P1">Employee john { 5, 27, 45000.0 }; // john.id = 5, john.age = 27, john.salary = 45000.0</text:p>
      <text:p text:style-name="P1">Employee james { 6, 29 }; // james.id = 6, james.age = 29, james.salary = 0.0 (инициализация по умолчанию)</text:p>
      <text:p text:style-name="P3"/>
      <text:p text:style-name="P3">Если в списке инициализаторов не будет одного или нескольких элементов, то им присвоятся значения по умолчанию (обычно, 0). В примере, приведенном выше, члену james.salary присваивается значение по умолчанию 0.0, так как мы сами не предоставили никакого значения во время инициализации.</text:p>
      <text:p text:style-name="P3"/>
      <text:h text:style-name="Heading_20_3" text:outline-level="3"><text:soft-page-break/>C++11/14: Инициализация нестатических членов структур</text:h>
      <text:p text:style-name="P3"/>
      <text:p text:style-name="P3">В C++11 добавили возможность присваивать нестатическим (обычным) членам структуры значения по умолчанию. Например:</text:p>
      <text:p text:style-name="P3"/>
      <text:p text:style-name="P1">#include &lt;iostream&gt;</text:p>
      <text:p text:style-name="P1"><text:s/></text:p>
      <text:p text:style-name="P1">struct Triangle</text:p>
      <text:p text:style-name="P1">{</text:p>
      <text:p text:style-name="P1"><text:s text:c="4"/>double length = 2.0;</text:p>
      <text:p text:style-name="P1"><text:s text:c="4"/>double width = 2.0;</text:p>
      <text:p text:style-name="P1">};</text:p>
      <text:p text:style-name="P1"><text:s/></text:p>
      <text:p text:style-name="P1">int main()</text:p>
      <text:p text:style-name="P1">{</text:p>
      <text:p text:style-name="P1"><text:s text:c="4"/>Triangle z; // длина = 2.0, ширина = 2.0</text:p>
      <text:p text:style-name="P1"><text:s/></text:p>
      <text:p text:style-name="P1"><text:s text:c="4"/>z.length = 3.0; // вы также можете присваивать членам структуры и другие значения</text:p>
      <text:p text:style-name="P1"><text:s/></text:p>
      <text:p text:style-name="P1"><text:s text:c="4"/>return 0;</text:p>
      <text:p text:style-name="P1">}</text:p>
      <text:p text:style-name="P3"/>
      <text:h text:style-name="Heading_20_3" text:outline-level="3">Структуры и функции</text:h>
      <text:p text:style-name="P3"/>
      <text:p text:style-name="P3">Большим преимуществом использования структур, нежели отдельных переменных, является возможность передать всю структуру в функцию, которая должна работать с её членами:</text:p>
      <text:p text:style-name="P3"/>
      <text:p text:style-name="P1">#include &lt;iostream&gt;</text:p>
      <text:p text:style-name="P1"><text:s/></text:p>
      <text:p text:style-name="P1">struct Employee</text:p>
      <text:p text:style-name="P1">{</text:p>
      <text:p text:style-name="P1"><text:s text:c="4"/>short id;</text:p>
      <text:p text:style-name="P1"><text:s text:c="4"/>int age;</text:p>
      <text:p text:style-name="P1"><text:s text:c="4"/>double salary;</text:p>
      <text:p text:style-name="P1">};</text:p>
      <text:p text:style-name="P1"><text:s/></text:p>
      <text:p text:style-name="P1">void printInformation(Employee employee)</text:p>
      <text:p text:style-name="P1">{</text:p>
      <text:p text:style-name="P1"><text:s text:c="4"/>std::cout &lt;&lt; "ID: " &lt;&lt; employee.id &lt;&lt; "\n";</text:p>
      <text:p text:style-name="P1"><text:s text:c="4"/>std::cout &lt;&lt; "Age: " &lt;&lt; employee.age &lt;&lt; "\n";</text:p>
      <text:p text:style-name="P1"><text:s text:c="4"/>std::cout &lt;&lt; "Salary: " &lt;&lt; employee.salary &lt;&lt; "\n";</text:p>
      <text:p text:style-name="P1">}</text:p>
      <text:p text:style-name="P1"><text:s/></text:p>
      <text:p text:style-name="P1">int main()</text:p>
      <text:p text:style-name="P1">{</text:p>
      <text:p text:style-name="P1"><text:s text:c="4"/>Employee john = { 21, 27, 28.45 };</text:p>
      <text:p text:style-name="P1"><text:s text:c="4"/>Employee james = { 22, 29, 19.29 };</text:p>
      <text:p text:style-name="P1"><text:s/></text:p>
      <text:p text:style-name="P1"><text:s text:c="4"/>// Выводим информацию о John-е </text:p>
      <text:p text:style-name="P1"><text:s text:c="4"/>printInformation(john);</text:p>
      <text:p text:style-name="P1"><text:soft-page-break/><text:s/></text:p>
      <text:p text:style-name="P1"><text:s text:c="4"/>std::cout &lt;&lt; "\n";</text:p>
      <text:p text:style-name="P1"><text:s/></text:p>
      <text:p text:style-name="P1"><text:s text:c="4"/>// Выводим информацию о James-е</text:p>
      <text:p text:style-name="P1"><text:s text:c="4"/>printInformation(james);</text:p>
      <text:p text:style-name="P1"><text:s/></text:p>
      <text:p text:style-name="P1"><text:s text:c="4"/>return 0;</text:p>
      <text:p text:style-name="P1">}</text:p>
      <text:p text:style-name="P3"/>
      <text:p text:style-name="P3">В примере, приведенном выше, мы передали структуру Employee в функцию printInformation(). Это позволило нам не передавать каждую переменную по отдельности. Более того, если мы когда-либо захотим добавить новых членов в структуру Employee, то нам не придется изменять объявление или вызов функции!</text:p>
      <text:p text:style-name="P3">Результат выполнения программы:</text:p>
      <text:p text:style-name="P3"/>
      <text:p text:style-name="P1">ID: 21</text:p>
      <text:p text:style-name="P1">Age: 27</text:p>
      <text:p text:style-name="P1">Salary: 28.45</text:p>
      <text:p text:style-name="P1"/>
      <text:p text:style-name="P1">ID: 22</text:p>
      <text:p text:style-name="P1">Age: 29</text:p>
      <text:p text:style-name="P1">Salary: 19.29</text:p>
      <text:p text:style-name="P3"/>
      <text:p text:style-name="P3">Функция также может возвращать структуру (это один из тех немногих случаев, когда функция может возвращать несколько переменных). Например:</text:p>
      <text:p text:style-name="P3"/>
      <text:p text:style-name="P1">#include &lt;iostream&gt;</text:p>
      <text:p text:style-name="P1"><text:s/></text:p>
      <text:p text:style-name="P1">struct Point3d</text:p>
      <text:p text:style-name="P1">{</text:p>
      <text:p text:style-name="P1"><text:s text:c="4"/>double x;</text:p>
      <text:p text:style-name="P1"><text:s text:c="4"/>double y;</text:p>
      <text:p text:style-name="P1"><text:s text:c="4"/>double z;</text:p>
      <text:p text:style-name="P1">};</text:p>
      <text:p text:style-name="P1"><text:s/></text:p>
      <text:p text:style-name="P1">Point3d getZeroPoint()</text:p>
      <text:p text:style-name="P1">{</text:p>
      <text:p text:style-name="P1"><text:s text:c="4"/>Point3d temp = { 0.0, 0.0, 0.0 };</text:p>
      <text:p text:style-name="P1"><text:s text:c="4"/>return temp;</text:p>
      <text:p text:style-name="P1">}</text:p>
      <text:p text:style-name="P1"><text:s/></text:p>
      <text:p text:style-name="P1">int main()</text:p>
      <text:p text:style-name="P1">{</text:p>
      <text:p text:style-name="P1"><text:s text:c="4"/>Point3d zero = getZeroPoint();</text:p>
      <text:p text:style-name="P1"><text:s/></text:p>
      <text:p text:style-name="P1"><text:s text:c="4"/>if (zero.x == 0.0 &amp;&amp; zero.y == 0.0 &amp;&amp; zero.z == 0.0)</text:p>
      <text:p text:style-name="P1"><text:s text:c="8"/>std::cout &lt;&lt; "The point is zero\n";</text:p>
      <text:p text:style-name="P1"><text:s text:c="4"/>else</text:p>
      <text:p text:style-name="P1"><text:s text:c="8"/>std::cout &lt;&lt; "The point is not zero\n";</text:p>
      <text:p text:style-name="P1"><text:s/></text:p>
      <text:p text:style-name="P1"><text:s text:c="4"/>return 0;</text:p>
      <text:p text:style-name="P1">}</text:p>
      <text:p text:style-name="P3"><text:soft-page-break/></text:p>
      <text:p text:style-name="P3">Результат выполнения программы:</text:p>
      <text:p text:style-name="P3"/>
      <text:p text:style-name="P1">The point is zero</text:p>
      <text:p text:style-name="P3"/>
      <text:h text:style-name="Heading_20_3" text:outline-level="3">Вложенные структуры</text:h>
      <text:p text:style-name="P3"/>
      <text:p text:style-name="P3">Одни структуры могут содержать другие структуры. Например:</text:p>
      <text:p text:style-name="P3"/>
      <text:p text:style-name="P1">struct Employee</text:p>
      <text:p text:style-name="P1">{</text:p>
      <text:p text:style-name="P1"><text:s text:c="4"/>short id;</text:p>
      <text:p text:style-name="P1"><text:s text:c="4"/>int age;</text:p>
      <text:p text:style-name="P1"><text:s text:c="4"/>double salary;</text:p>
      <text:p text:style-name="P1">};</text:p>
      <text:p text:style-name="P1"><text:s/></text:p>
      <text:p text:style-name="P1">struct Company</text:p>
      <text:p text:style-name="P1">{</text:p>
      <text:p text:style-name="P1"><text:s text:c="4"/>Employee CEO; // Employee - это структура внутри структуры Company </text:p>
      <text:p text:style-name="P1"><text:s text:c="4"/>int numberOfEmployees;</text:p>
      <text:p text:style-name="P1">};</text:p>
      <text:p text:style-name="P1"><text:s/></text:p>
      <text:p text:style-name="P1">Company myCompany;</text:p>
      <text:p text:style-name="P3"/>
      <text:p text:style-name="P3">В этом случае, если бы мы хотели узнать, какая зарплата у CEO (исполнительного директора), то нам бы пришлось использовать оператор выбора членов дважды:</text:p>
      <text:p text:style-name="P3"/>
      <text:p text:style-name="P1">myCompany.CEO.salary</text:p>
      <text:p text:style-name="P3"/>
      <text:p text:style-name="P3">Сначала мы выбираем поле CEO из структуры myCompany, а затем поле salary из структуры Employee.</text:p>
      <text:p text:style-name="P3">Вы можете использовать вложенные списки инициализаторов c вложенными структурами:</text:p>
      <text:p text:style-name="P3"/>
      <text:p text:style-name="P1">struct Employee</text:p>
      <text:p text:style-name="P1">{</text:p>
      <text:p text:style-name="P1"><text:s text:c="4"/>short id;</text:p>
      <text:p text:style-name="P1"><text:s text:c="4"/>int age;</text:p>
      <text:p text:style-name="P1"><text:s text:c="4"/>float salary;</text:p>
      <text:p text:style-name="P1">};</text:p>
      <text:p text:style-name="P1"><text:s/></text:p>
      <text:p text:style-name="P1">struct Company</text:p>
      <text:p text:style-name="P1">{</text:p>
      <text:p text:style-name="P1"><text:s text:c="4"/>Employee CEO; // Employee является структурой внутри структуры Company </text:p>
      <text:p text:style-name="P1"><text:s text:c="4"/>int numberOfEmployees;</text:p>
      <text:p text:style-name="P1">};</text:p>
      <text:p text:style-name="P1"><text:s/></text:p>
      <text:p text:style-name="P1">Company myCompany = {{ 3, 35, 55000.0f }, 7 };</text:p>
      <text:p text:style-name="P3"/>
      <text:p text:style-name="P3"/>
      <text:h text:style-name="Heading_20_3" text:outline-level="3"><text:soft-page-break/>Размер структур</text:h>
      <text:p text:style-name="P3"/>
      <text:p text:style-name="P3">Как правило, размер структуры — это сумма размеров всех её членов, но не всегда! Например, рассмотрим структуру Employee. На большинстве платформ тип short занимает 2 байта, тип int — 4 байта, а тип double — 8 байт. Следовательно, ожидается, что Employee будет занимать 2 + 4 + 8 = 14 байт. Чтобы узнать точный размер Employee, мы можем воспользоваться оператором sizeof:</text:p>
      <text:p text:style-name="P3"/>
      <text:p text:style-name="P1">#include &lt;iostream&gt;</text:p>
      <text:p text:style-name="P1"><text:s/></text:p>
      <text:p text:style-name="P1">struct Employee</text:p>
      <text:p text:style-name="P1">{</text:p>
      <text:p text:style-name="P1"><text:s text:c="4"/>short id;</text:p>
      <text:p text:style-name="P1"><text:s text:c="4"/>int age;</text:p>
      <text:p text:style-name="P1"><text:s text:c="4"/>double salary;</text:p>
      <text:p text:style-name="P1">};</text:p>
      <text:p text:style-name="P1"><text:s/></text:p>
      <text:p text:style-name="P1">int main()</text:p>
      <text:p text:style-name="P1">{</text:p>
      <text:p text:style-name="P1"><text:s text:c="4"/>std::cout &lt;&lt; "The size of Employee is " &lt;&lt; sizeof(Employee) &lt;&lt; "\n";</text:p>
      <text:p text:style-name="P1"><text:s/></text:p>
      <text:p text:style-name="P1"><text:s text:c="4"/>return 0;</text:p>
      <text:p text:style-name="P1">}</text:p>
      <text:p text:style-name="P3"/>
      <text:p text:style-name="P3">Результат выполнения программы (на компьютере автора):</text:p>
      <text:p text:style-name="P3"/>
      <text:p text:style-name="P1">The size of Employee is 16</text:p>
      <text:p text:style-name="P3"/>
      <text:p text:style-name="P3">Оказывается, мы можем сказать только, что размер структуры будет, по крайней мере, не меньше суммы размеров всех её членов. Но он может быть и больше! По соображениям производительности компилятор иногда может добавлять «пробелы/промежутки» в структуры.</text:p>
      <text:p text:style-name="P3">В структуре Employee компилятор неявно добавил 2 байта после члена id, увеличивая размер структуры до 16 байтов вместо 14. Описание причины, по которой это происходит, выходит за рамки этого урока, но если вы хотите знать больше, то можете прочитать о выравнивании данных в Википедии<text:note text:id="ftn1" text:note-class="footnote"><text:note-citation>1</text:note-citation><text:note-body><text:p text:style-name="Footnote">https://ru.wikipedia.org/wiki/%D0%92%D1%8B%D1%80%D0%B0%D0%B2%D0%BD%D0%B8%D0%B2%D0%B0%D0%BD%D0%B8%D0%B5_%D0%B4%D0%B0%D0%BD%D0%BD%D1%8B%D1%85</text:p></text:note-body></text:note>.</text:p>
      <text:p text:style-name="P3"/>
      <text:h text:style-name="Heading_20_3" text:outline-level="3">Доступ к структурам из нескольких файлов</text:h>
      <text:p text:style-name="P3"/>
      <text:p text:style-name="P3">Поскольку объявление структуры не провоцирует выделение памяти, то использовать предварительное объявление для нее вы не сможете. Но есть обходной путь: если вы хотите использовать объявление структуры в нескольких файлах (чтобы иметь возможность создавать переменные этой структуры в нескольких файлах), поместите объявление структуры в заголовочный файл и подключайте этот файл везде, где необходимо использовать структуру.</text:p>
      <text:p text:style-name="P3">Переменные типа struct подчиняются тем же правилам, что и обычные переменные. Следовательно, если вы хотите сделать переменную структуры доступной в нескольких файлах, то вы можете использовать ключевое слово extern.</text:p>
      <text:p text:style-name="P3"><text:soft-page-break/></text:p>
      <text:h text:style-name="Heading_20_3" text:outline-level="3">Заключение</text:h>
      <text:p text:style-name="P3"/>
      <text:p text:style-name="P3">Структуры очень важны в языке C++, поскольку их понимание — это первый большой шаг на пути к объектно-ориентированному программированию! Чуть позже мы рассмотрим другой пользовательский тип данных — класс.</text:p>
      <text:p text:style-name="P3"/>
      <text:h text:style-name="Heading_20_2" text:outline-level="2">Вывод типов: ключевое слово auto</text:h>
      <text:p text:style-name="P3"/>
      <text:p text:style-name="P3"><text:span text:style-name="T16">Р</text:span>ассмотрим вывод типов с помощью ключевого слова auto в языке С++.</text:p>
      <text:p text:style-name="P3"/>
      <text:h text:style-name="Heading_20_3" text:outline-level="3">Вывод типов в C++11</text:h>
      <text:p text:style-name="P3"/>
      <text:p text:style-name="P3">В C++11 значение ключевого слова auto изменилось. Рассмотрим следующий стейтмент:</text:p>
      <text:p text:style-name="P3"/>
      <text:p text:style-name="P1">double x = 4.0;</text:p>
      <text:p text:style-name="P3"/>
      <text:p text:style-name="P3">Если C++ и так знает, что 4.0 является литералом типа double, то зачем нам дополнительно указывать, что переменная x должна быть типа double? Правда, было бы неплохо, если бы мы могли указать переменной принять соответствующий тип данных, основываясь на инициализируемом значении?</text:p>
      <text:p text:style-name="P3">Начиная с C++11, ключевое слово auto при инициализации переменной может использоваться вместо типа переменной, чтобы сообщить компилятору, что он должен присвоить тип переменной исходя из инициализируемого значения. Это называется выводом типа (или «автоматическим определением типа данных компилятором»). Например:</text:p>
      <text:p text:style-name="P3"/>
      <text:p text:style-name="P1">auto x = 4.0; // 4.0 - это литерал типа double, поэтому и x должен быть типа double</text:p>
      <text:p text:style-name="P1">auto y = 3 + 4; // выражение 3 + 4 обрабатывается как целочисленное, поэтому и переменная y должна быть типа int</text:p>
      <text:p text:style-name="P3"/>
      <text:p text:style-name="P3">Это работает даже с возвращаемыми значениями функций:</text:p>
      <text:p text:style-name="P3"/>
      <text:p text:style-name="P1">int subtract(int a, int b)</text:p>
      <text:p text:style-name="P1">{</text:p>
      <text:p text:style-name="P1"><text:s text:c="4"/>return a - b;</text:p>
      <text:p text:style-name="P1">}</text:p>
      <text:p text:style-name="P1"><text:s/></text:p>
      <text:p text:style-name="P1">int main()</text:p>
      <text:p text:style-name="P1">{</text:p>
      <text:p text:style-name="P1"><text:s text:c="4"/>auto result = subtract(4, 3); // функция subtract() возвращает значение типа int и, следовательно, переменная result также должна быть типа int</text:p>
      <text:p text:style-name="P1"><text:s text:c="4"/>return 0;</text:p>
      <text:p text:style-name="P1">}</text:p>
      <text:p text:style-name="P3"/>
      <text:p text:style-name="P3">Обратите внимание, это работает только с инициализированными переменными. Переменные, объявленные без инициализации, не могут использовать эту особенность (поскольку нет инициализируемого значения, и компилятор не может знать, какой тип данных присвоить переменной).</text:p>
      <text:p text:style-name="P3"/>
      <text:h text:style-name="Heading_20_3" text:outline-level="3"><text:soft-page-break/>Вывод типов в C++14</text:h>
      <text:p text:style-name="P3"/>
      <text:p text:style-name="P3">В C++14 функционал ключевого слова auto был расширен до автоматического определения типа возвращаемого значения функции. Например:</text:p>
      <text:p text:style-name="P3"/>
      <text:p text:style-name="P1">auto subtract(int a, int b)</text:p>
      <text:p text:style-name="P1">{</text:p>
      <text:p text:style-name="P1"><text:s text:c="4"/>return a - b;</text:p>
      <text:p text:style-name="P1">}</text:p>
      <text:p text:style-name="P3"/>
      <text:p text:style-name="P3">Так как выражение a − b является типа int, то компилятор делает вывод, что и функция должна быть типа int.</text:p>
      <text:p text:style-name="P3"/>
      <text:h text:style-name="Heading_20_3" text:outline-level="3">trailing-синтаксис в C++11</text:h>
      <text:p text:style-name="P3"/>
      <text:p text:style-name="P3">В C++11 появилась возможность использовать синтаксис типа возвращаемого значения trailing (или просто «trailing-синтаксис»), когда компилятор делает выводы о типе возвращаемого значения по конечной части прототипа функции. Например, рассмотрим следующее объявление функции:</text:p>
      <text:p text:style-name="P3"/>
      <text:p text:style-name="P1">int subtract(int a, int b);</text:p>
      <text:p text:style-name="P3"/>
      <text:p text:style-name="P3">В C++11 это можно записать как:</text:p>
      <text:p text:style-name="P3"/>
      <text:p text:style-name="P1">auto subtract(int a, int b) -&gt; int;</text:p>
      <text:p text:style-name="P3"/>
      <text:p text:style-name="P3">В этом случае auto не выполняет вывод типа — это всего лишь часть синтаксиса типа возвращаемого значения trailing. Зачем это стоит использовать? В основном, из-за удобства. Например, можно выстроить в колонку все названия ваших функций:</text:p>
      <text:p text:style-name="P3"/>
      <text:p text:style-name="P1">auto subtract(int a, int b) -&gt; int;</text:p>
      <text:p text:style-name="P1">auto divide(double a, double b) -&gt; double;</text:p>
      <text:p text:style-name="P1">auto printThis() -&gt; void;</text:p>
      <text:p text:style-name="P1">auto calculateResult(int a, double x) -&gt; std::string;</text:p>
      <text:p text:style-name="P3"/>
      <text:p text:style-name="P3">Но этот синтаксис более полезен в сочетании с некоторыми другими продвинутыми особенностями языка C++ такими, как классы и ключевое слово decltype.</text:p>
      <text:p text:style-name="P3"><text:span text:style-name="T17">Пока что лучше</text:span> придерживаться традиционного (обычного) синтаксиса для определения типа возвращаемого значения функции (без использования ключевого слова auto).</text:p>
      <text:p text:style-name="P3"/>
      <text:h text:style-name="Heading_20_3" text:outline-level="3">Заключение</text:h>
      <text:p text:style-name="P3"/>
      <text:p text:style-name="P3">Начиная с C++11 ключевое слово auto может использоваться вместо типа переменной при инициализации для выполнения вывода типа. Во всех других случаях использования ключевого слова auto следует избегать, если на это нет веских причин.</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6T00:14:15.960497773</meta:creation-date>
    <dc:date>2021-03-09T08:57:42.557284370</dc:date>
    <meta:editing-duration>P1DT12H38M30S</meta:editing-duration>
    <meta:editing-cycles>406</meta:editing-cycles>
    <meta:generator>LibreOffice/6.0.7.3$Linux_X86_64 LibreOffice_project/00m0$Build-3</meta:generator>
    <meta:document-statistic meta:table-count="2" meta:image-count="0" meta:object-count="0" meta:page-count="47" meta:paragraph-count="1596" meta:word-count="9522" meta:character-count="68501" meta:non-whitespace-character-count="58239"/>
  </office:meta>
</office:document-meta>
</file>